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W1)" svg:font-family="'Arial (W1)'"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W1)1" svg:font-family="'Arial (W1)'" style:font-family-generic="system"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59cm" fo:margin-top="0cm" fo:margin-bottom="0cm" table:align="center" style:writing-mode="lr-tb"/>
    </style:style>
    <style:style style:name="Tableau1.A" style:family="table-column">
      <style:table-column-properties style:column-width="17.59cm"/>
    </style:style>
    <style:style style:name="Tableau1.1" style:family="table-row">
      <style:table-row-properties style:min-row-height="0.392cm" fo:keep-together="auto"/>
    </style:style>
    <style:style style:name="Tableau1.A1" style:family="table-cell">
      <style:table-cell-properties style:vertical-align="" fo:background-color="#ffffff" fo:padding="0.141cm" fo:border="0.5pt solid #000001">
        <style:background-image/>
      </style:table-cell-properties>
    </style:style>
    <style:style style:name="Tableau1.2" style:family="table-row">
      <style:table-row-properties style:min-row-height="3.822cm" fo:keep-together="auto"/>
    </style:style>
    <style:style style:name="Tableau1.A2" style:family="table-cell">
      <style:table-cell-properties style:vertical-align="" fo:background-color="transparent" fo:padding="0.141cm" fo:border="0.5pt solid #000001">
        <style:background-image/>
      </style:table-cell-properties>
    </style:style>
    <style:style style:name="Tableau2" style:family="table">
      <style:table-properties style:width="17.59cm" fo:margin-left="0.191cm" fo:margin-top="0cm" fo:margin-bottom="0cm" table:align="left" style:writing-mode="lr-tb"/>
    </style:style>
    <style:style style:name="Tableau2.A" style:family="table-column">
      <style:table-column-properties style:column-width="17.59cm"/>
    </style:style>
    <style:style style:name="Tableau2.1" style:family="table-row">
      <style:table-row-properties style:min-row-height="2.155cm" fo:keep-together="auto"/>
    </style:style>
    <style:style style:name="Tableau2.A1" style:family="table-cell">
      <style:table-cell-properties style:vertical-align="" fo:background-color="transparent" fo:padding="0.141cm" fo:border="0.5pt solid #000001">
        <style:background-image/>
      </style:table-cell-properties>
    </style:style>
    <style:style style:name="Tableau2.2" style:family="table-row">
      <style:table-row-properties style:min-row-height="9.643cm" fo:keep-together="auto"/>
    </style:style>
    <style:style style:name="Tableau2.A2" style:family="table-cell">
      <style:table-cell-properties style:vertical-align="" fo:background-color="#ffffff" fo:padding="0.141cm" fo:border="0.5pt solid #000001">
        <style:background-image/>
      </style:table-cell-properties>
    </style:style>
    <style:style style:name="Tableau3" style:family="table">
      <style:table-properties style:width="17.59cm" fo:margin-left="0.191cm" fo:margin-top="0cm" fo:margin-bottom="0cm" fo:break-before="page" table:align="left" style:writing-mode="lr-tb"/>
    </style:style>
    <style:style style:name="Tableau3.A" style:family="table-column">
      <style:table-column-properties style:column-width="17.59cm"/>
    </style:style>
    <style:style style:name="Tableau3.1" style:family="table-row">
      <style:table-row-properties style:min-row-height="0.392cm" fo:keep-together="auto"/>
    </style:style>
    <style:style style:name="Tableau3.A1" style:family="table-cell">
      <style:table-cell-properties style:vertical-align="" fo:background-color="#ffffff" fo:padding="0.141cm" fo:border="0.5pt solid #000001">
        <style:background-image/>
      </style:table-cell-properties>
    </style:style>
    <style:style style:name="Tableau3.2" style:family="table-row">
      <style:table-row-properties style:min-row-height="15.321cm" fo:keep-together="auto"/>
    </style:style>
    <style:style style:name="Tableau4" style:family="table">
      <style:table-properties style:width="17.59cm" fo:margin-left="0.191cm" fo:margin-top="0cm" fo:margin-bottom="0cm" fo:break-before="auto" fo:break-after="auto" table:align="left" style:writing-mode="lr-tb"/>
    </style:style>
    <style:style style:name="Tableau4.A" style:family="table-column">
      <style:table-column-properties style:column-width="17.59cm"/>
    </style:style>
    <style:style style:name="Tableau4.1" style:family="table-row">
      <style:table-row-properties style:min-row-height="0.392cm" fo:keep-together="auto"/>
    </style:style>
    <style:style style:name="Tableau4.A1" style:family="table-cell">
      <style:table-cell-properties style:vertical-align="" fo:background-color="transparent" fo:padding="0.141cm" fo:border="0.5pt solid #000001">
        <style:background-image/>
      </style:table-cell-properties>
    </style:style>
    <style:style style:name="Tableau4.2" style:family="table-row">
      <style:table-row-properties style:min-row-height="25.088cm" fo:keep-together="auto"/>
    </style:style>
    <style:style style:name="Tableau5" style:family="table">
      <style:table-properties style:width="17.59cm" fo:margin-left="0.191cm" fo:margin-top="0cm" fo:margin-bottom="0cm" fo:break-before="page" table:align="left" style:writing-mode="lr-tb"/>
    </style:style>
    <style:style style:name="Tableau5.A" style:family="table-column">
      <style:table-column-properties style:column-width="17.59cm"/>
    </style:style>
    <style:style style:name="Tableau5.1" style:family="table-row">
      <style:table-row-properties style:min-row-height="0.392cm" fo:keep-together="auto"/>
    </style:style>
    <style:style style:name="Tableau5.A1" style:family="table-cell">
      <style:table-cell-properties style:vertical-align="" fo:background-color="#ffffff" fo:padding="0.141cm" fo:border="0.5pt solid #000001">
        <style:background-image/>
      </style:table-cell-properties>
    </style:style>
    <style:style style:name="Tableau5.2" style:family="table-row">
      <style:table-row-properties style:min-row-height="12.224cm" fo:keep-together="auto"/>
    </style:style>
    <style:style style:name="Tableau6" style:family="table">
      <style:table-properties style:width="17.59cm" fo:margin-left="0.191cm" fo:margin-top="0cm" fo:margin-bottom="0cm" table:align="left" style:writing-mode="lr-tb"/>
    </style:style>
    <style:style style:name="Tableau6.A" style:family="table-column">
      <style:table-column-properties style:column-width="17.59cm"/>
    </style:style>
    <style:style style:name="Tableau6.1" style:family="table-row">
      <style:table-row-properties style:min-row-height="0.392cm" fo:keep-together="auto"/>
    </style:style>
    <style:style style:name="Tableau6.A1" style:family="table-cell">
      <style:table-cell-properties style:vertical-align="" fo:background-color="#ffffff" fo:padding="0.141cm" fo:border="0.5pt solid #000001">
        <style:background-image/>
      </style:table-cell-properties>
    </style:style>
    <style:style style:name="Tableau6.2" style:family="table-row">
      <style:table-row-properties style:min-row-height="3.05cm" fo:keep-together="auto"/>
    </style:style>
    <style:style style:name="Tableau6.A2" style:family="table-cell">
      <style:table-cell-properties style:vertical-align="" fo:background-color="transparent" fo:padding="0.141cm" fo:border="0.5pt solid #000001">
        <style:background-image/>
      </style:table-cell-properties>
    </style:style>
    <style:style style:name="P1" style:family="paragraph" style:parent-style-name="Header">
      <style:paragraph-properties style:writing-mode="lr-tb"/>
    </style:style>
    <style:style style:name="P2" style:family="paragraph" style:parent-style-name="Standard">
      <style:paragraph-properties fo:text-align="center" style:justify-single-word="false" fo:orphans="2" fo:widows="2"/>
    </style:style>
    <style:style style:name="P3" style:family="paragraph" style:parent-style-name="Standard">
      <style:paragraph-properties fo:text-align="center" style:justify-single-word="false" fo:orphans="2" fo:widows="2"/>
      <style:text-properties fo:font-size="10pt" fo:font-style="italic" style:font-size-asian="10pt" style:font-style-asian="italic" style:font-size-complex="10pt" style:font-style-complex="italic"/>
    </style:style>
    <style:style style:name="P4" style:family="paragraph" style:parent-style-name="Standard">
      <style:paragraph-properties fo:text-align="center" style:justify-single-word="false"/>
      <style:text-properties fo:font-size="10pt" style:text-underline-style="solid" style:text-underline-width="auto" style:text-underline-color="#000000" fo:font-weight="bold" style:font-size-asian="10pt" style:font-weight-asian="bold" style:font-size-complex="10pt" style:font-weight-complex="bold"/>
    </style:style>
    <style:style style:name="P5" style:family="paragraph" style:parent-style-name="Standard">
      <style:paragraph-properties fo:text-align="center" style:justify-single-word="false" fo:orphans="2" fo:widows="2"/>
      <style:text-properties fo:font-size="10pt" style:text-underline-style="solid" style:text-underline-width="auto" style:text-underline-color="#000000" fo:font-weight="bold" style:font-size-asian="10pt" style:font-weight-asian="bold" style:font-size-complex="10pt" style:font-weight-complex="bold"/>
    </style:style>
    <style:style style:name="P6" style:family="paragraph" style:parent-style-name="Standard">
      <style:text-properties fo:font-size="10pt" style:font-size-asian="10pt" style:font-size-complex="10pt"/>
    </style:style>
    <style:style style:name="P7" style:family="paragraph" style:parent-style-name="Standard">
      <style:paragraph-properties fo:orphans="2" fo:widows="2"/>
      <style:text-properties fo:font-size="10pt" style:font-size-asian="10pt" style:font-size-complex="10pt"/>
    </style:style>
    <style:style style:name="P8" style:family="paragraph" style:parent-style-name="Standard">
      <style:paragraph-properties fo:orphans="2" fo:widows="2"/>
      <style:text-properties fo:color="#4f81bd" style:text-outline="false" fo:font-size="10pt" style:font-size-asian="10pt" style:font-size-complex="10pt"/>
    </style:style>
    <style:style style:name="P9" style:family="paragraph" style:parent-style-name="Standard">
      <style:paragraph-properties fo:orphans="2" fo:widows="2"/>
      <style:text-properties fo:color="#c0504d" style:text-outline="false" fo:font-size="10pt" style:font-size-asian="10pt" style:font-size-complex="10pt"/>
    </style:style>
    <style:style style:name="P10" style:family="paragraph" style:parent-style-name="Standard">
      <style:paragraph-properties fo:orphans="2" fo:widows="2"/>
    </style:style>
    <style:style style:name="P11" style:family="paragraph" style:parent-style-name="Footer">
      <style:paragraph-properties fo:margin-left="0cm" fo:margin-right="0.635cm" fo:text-indent="0cm" style:auto-text-indent="false">
        <style:tab-stops>
          <style:tab-stop style:position="8.001cm" style:type="center"/>
          <style:tab-stop style:position="15.953cm" style:type="right"/>
        </style:tab-stops>
      </style:paragraph-properties>
    </style:style>
    <style:style style:name="P12" style:family="paragraph" style:parent-style-name="Body_20_Text_20_2">
      <style:paragraph-properties fo:margin-left="0.75cm" fo:margin-right="0cm" fo:margin-top="0.212cm" fo:margin-bottom="0.212cm" loext:contextual-spacing="false" fo:text-align="start" style:justify-single-word="false" fo:text-indent="0cm" style:auto-text-indent="false" style:writing-mode="lr-tb"/>
    </style:style>
    <style:style style:name="P13" style:family="paragraph" style:parent-style-name="Body_20_Text_20_2">
      <style:paragraph-properties fo:margin-left="1.501cm" fo:margin-right="0cm" fo:margin-top="0.141cm" fo:margin-bottom="0.353cm" loext:contextual-spacing="false" fo:text-align="start" style:justify-single-word="false" fo:text-indent="0cm" style:auto-text-indent="false" style:writing-mode="lr-tb"/>
    </style:style>
    <style:style style:name="P14" style:family="paragraph" style:parent-style-name="Body_20_Text_20_2">
      <style:paragraph-properties fo:margin-left="1.501cm" fo:margin-right="0cm" fo:margin-top="0.141cm" fo:margin-bottom="0cm" loext:contextual-spacing="false" fo:text-align="start" style:justify-single-word="false" fo:text-indent="0cm" style:auto-text-indent="false" style:writing-mode="lr-tb"/>
    </style:style>
    <style:style style:name="P15" style:family="paragraph" style:parent-style-name="Body_20_Text_20_2">
      <style:paragraph-properties fo:margin-left="0.751cm" fo:margin-right="0cm" fo:margin-top="0.141cm" fo:margin-bottom="0.353cm" loext:contextual-spacing="false" fo:text-align="start" style:justify-single-word="false" fo:text-indent="0.75cm" style:auto-text-indent="false" style:writing-mode="lr-tb"/>
    </style:style>
    <style:style style:name="P16" style:family="paragraph" style:parent-style-name="Body_20_Text_20_2">
      <style:paragraph-properties fo:margin-left="1.501cm" fo:margin-right="0cm" fo:margin-top="0.141cm" fo:margin-bottom="0.353cm" loext:contextual-spacing="false" fo:text-align="start" style:justify-single-word="false" fo:text-indent="0.75cm" style:auto-text-indent="false" style:writing-mode="lr-tb"/>
    </style:style>
    <style:style style:name="P17" style:family="paragraph" style:parent-style-name="Body_20_Text_20_2">
      <style:paragraph-properties fo:margin-left="0.75cm" fo:margin-right="0cm" fo:margin-top="0.141cm" fo:margin-bottom="0.353cm" loext:contextual-spacing="false" fo:text-align="start" style:justify-single-word="false" fo:text-indent="0.75cm" style:auto-text-indent="false" style:writing-mode="lr-tb"/>
    </style:style>
    <style:style style:name="P18" style:family="paragraph" style:parent-style-name="paragraphe_20_numéroté">
      <style:paragraph-properties fo:margin-left="0.75cm" fo:margin-right="0cm" fo:margin-top="0.141cm" fo:margin-bottom="0.353cm" loext:contextual-spacing="false" fo:text-align="justify" style:justify-single-word="false" fo:text-indent="0.75cm" style:auto-text-indent="false" style:writing-mode="lr-tb"/>
    </style:style>
    <style:style style:name="P19" style:family="paragraph" style:parent-style-name="paragraphe_20_numéroté">
      <style:paragraph-properties fo:margin-left="0.75cm" fo:margin-right="0cm" fo:margin-top="0.212cm" fo:margin-bottom="0.212cm" loext:contextual-spacing="false" fo:text-align="justify" style:justify-single-word="false" fo:text-indent="0.75cm" style:auto-text-indent="false" style:writing-mode="lr-tb"/>
    </style:style>
    <style:style style:name="P20" style:family="paragraph" style:parent-style-name="Par_20_défaut">
      <style:paragraph-properties fo:margin-left="0cm" fo:margin-right="0cm" fo:margin-top="0cm" fo:margin-bottom="0cm" loext:contextual-spacing="false" fo:text-align="start" style:justify-single-word="false" fo:text-indent="0cm" style:auto-text-indent="false" style:writing-mode="lr-tb"/>
      <style:text-properties fo:color="#c0504d" style:text-outline="false" style:font-name="Times New Roman" fo:font-size="10pt" style:font-name-asian="Times New Roman1" style:font-size-asian="10pt" style:font-name-complex="Times New Roman1" style:font-size-complex="10pt"/>
    </style:style>
    <style:style style:name="P21" style:family="paragraph" style:parent-style-name="Standard">
      <style:paragraph-properties fo:margin-left="0cm" fo:margin-right="0cm" fo:margin-top="0.212cm" fo:margin-bottom="0cm" loext:contextual-spacing="false" fo:line-height="160%" fo:text-align="start" style:justify-single-word="false" fo:orphans="2" fo:widows="2" fo:text-indent="0cm" style:auto-text-indent="false" style:writing-mode="lr-tb"/>
    </style:style>
    <style:style style:name="P22" style:family="paragraph" style:parent-style-name="Standard">
      <style:paragraph-properties fo:margin-left="0cm" fo:margin-right="0cm" fo:margin-top="0cm" fo:margin-bottom="0.071cm" loext:contextual-spacing="false" fo:text-align="start" style:justify-single-word="false" fo:orphans="2" fo:widows="2" fo:text-indent="0cm" style:auto-text-indent="false" style:writing-mode="lr-tb"/>
      <style:text-properties fo:font-size="10pt" fo:language="fr" fo:country="FR" fo:background-color="transparent" style:font-size-asian="10pt" style:font-size-complex="10pt"/>
    </style:style>
    <style:style style:name="P23" style:family="paragraph" style:parent-style-name="annotation_20_text">
      <style:paragraph-properties fo:margin-left="0cm" fo:margin-right="0cm" fo:margin-top="0cm" fo:margin-bottom="0.423cm" loext:contextual-spacing="false" fo:orphans="0" fo:widows="0" fo:text-indent="0cm" style:auto-text-indent="false"/>
    </style:style>
    <style:style style:name="P24" style:family="paragraph" style:parent-style-name="paragraphe_20_numéroté">
      <style:paragraph-properties fo:margin-left="0cm" fo:margin-right="0cm" fo:margin-top="0.423cm" fo:margin-bottom="0.212cm" loext:contextual-spacing="false" fo:line-height="160%" fo:text-align="justify" style:justify-single-word="false" fo:text-indent="0cm" style:auto-text-indent="false" style:writing-mode="lr-tb"/>
    </style:style>
    <style:style style:name="P25" style:family="paragraph" style:parent-style-name="paragraphe_20_numéroté">
      <style:paragraph-properties fo:margin-left="0cm" fo:margin-right="0cm" fo:margin-top="0.035cm" fo:margin-bottom="0.035cm" loext:contextual-spacing="false" fo:text-align="justify" style:justify-single-word="false" fo:text-indent="0cm" style:auto-text-indent="false" style:writing-mode="lr-tb"/>
      <style:text-properties fo:font-weight="bold" style:font-weight-asian="bold" style:font-weight-complex="bold"/>
    </style:style>
    <style:style style:name="P26" style:family="paragraph" style:parent-style-name="paragraphe_20_numéroté">
      <style:paragraph-properties fo:margin-left="0cm" fo:margin-right="0cm" fo:margin-top="0.212cm" fo:margin-bottom="0.212cm" loext:contextual-spacing="false" fo:text-align="justify" style:justify-single-word="false" fo:text-indent="0cm" style:auto-text-indent="false" style:writing-mode="lr-tb"/>
    </style:style>
    <style:style style:name="P27" style:family="paragraph" style:parent-style-name="Standard">
      <style:paragraph-properties fo:margin-top="0.212cm" fo:margin-bottom="0cm" loext:contextual-spacing="false" fo:text-align="center" style:justify-single-word="false" fo:orphans="2" fo:widows="2"/>
    </style:style>
    <style:style style:name="P28" style:family="paragraph" style:parent-style-name="Standard">
      <style:paragraph-properties fo:margin-top="0.212cm" fo:margin-bottom="0cm" loext:contextual-spacing="false" fo:line-height="160%" fo:orphans="2" fo:widows="2"/>
    </style:style>
    <style:style style:name="P29" style:family="paragraph" style:parent-style-name="Standard">
      <style:paragraph-properties fo:margin-top="0.212cm" fo:margin-bottom="0cm" loext:contextual-spacing="false" fo:orphans="2" fo:widows="2"/>
    </style:style>
    <style:style style:name="P30" style:family="paragraph" style:parent-style-name="Standard">
      <style:paragraph-properties fo:margin-top="0cm" fo:margin-bottom="0.423cm" loext:contextual-spacing="false"/>
    </style:style>
    <style:style style:name="P31" style:family="paragraph" style:parent-style-name="Standard">
      <style:paragraph-properties fo:margin-top="0cm" fo:margin-bottom="0.423cm" loext:contextual-spacing="false" fo:orphans="2" fo:widows="2"/>
    </style:style>
    <style:style style:name="P32" style:family="paragraph" style:parent-style-name="Standard">
      <style:paragraph-properties fo:margin-top="0cm" fo:margin-bottom="0.423cm" loext:contextual-spacing="false"/>
      <style:text-properties fo:font-size="10pt" style:font-size-asian="10pt" style:font-size-complex="10pt"/>
    </style:style>
    <style:style style:name="P33" style:family="paragraph" style:parent-style-name="annotation_20_text">
      <style:paragraph-properties fo:margin-top="0cm" fo:margin-bottom="0.423cm" loext:contextual-spacing="false"/>
    </style:style>
    <style:style style:name="P34" style:family="paragraph" style:parent-style-name="annotation_20_text">
      <style:paragraph-properties fo:margin-top="0cm" fo:margin-bottom="0.423cm" loext:contextual-spacing="false"/>
      <style:text-properties style:font-name="Times New Roman" fo:font-size="10pt" style:text-underline-style="solid" style:text-underline-width="auto" style:text-underline-color="#000000" fo:font-weight="bold" style:font-name-asian="Times New Roman1" style:font-size-asian="10pt" style:font-weight-asian="bold" style:font-name-complex="Times New Roman1" style:font-size-complex="10pt" style:font-weight-complex="bold"/>
    </style:style>
    <style:style style:name="P35" style:family="paragraph" style:parent-style-name="Standard">
      <style:paragraph-properties fo:margin-top="0cm" fo:margin-bottom="0.423cm" loext:contextual-spacing="false" fo:break-before="page"/>
      <style:text-properties fo:font-size="10pt" style:font-size-asian="10pt" style:font-size-complex="10pt"/>
    </style:style>
    <style:style style:name="P36" style:family="paragraph" style:parent-style-name="Standard">
      <style:paragraph-properties fo:margin-top="0.212cm" fo:margin-bottom="0.423cm" loext:contextual-spacing="false" fo:orphans="2" fo:widows="2"/>
    </style:style>
    <style:style style:name="P37" style:family="paragraph" style:parent-style-name="annotation_20_text">
      <style:paragraph-properties fo:margin-top="0.212cm" fo:margin-bottom="0.423cm" loext:contextual-spacing="false" fo:text-align="start" style:justify-single-word="false"/>
      <style:text-properties style:font-name="Times New Roman" fo:language="fr" fo:country="FR" fo:background-color="transparent" style:font-name-asian="Times New Roman1" style:font-name-complex="Times New Roman1"/>
    </style:style>
    <style:style style:name="P38" style:family="paragraph" style:parent-style-name="annotation_20_text">
      <style:paragraph-properties fo:margin-top="0.212cm" fo:margin-bottom="0.035cm" loext:contextual-spacing="false" fo:text-align="start" style:justify-single-word="false"/>
      <style:text-properties style:font-name="Times New Roman" fo:language="fr" fo:country="FR" fo:background-color="transparent" style:font-name-asian="Times New Roman1" style:font-name-complex="Times New Roman1"/>
    </style:style>
    <style:style style:name="P39" style:family="paragraph" style:parent-style-name="Standard">
      <style:paragraph-properties fo:margin-top="0.035cm" fo:margin-bottom="0.035cm" loext:contextual-spacing="false" fo:orphans="2" fo:widows="2"/>
      <style:text-properties fo:font-size="10pt" style:font-size-asian="10pt" style:font-size-complex="10pt"/>
    </style:style>
    <style:style style:name="P40" style:family="paragraph" style:parent-style-name="Text_20_body">
      <style:paragraph-properties fo:text-align="center" style:justify-single-word="false"/>
    </style:style>
    <style:style style:name="P41" style:family="paragraph" style:parent-style-name="annotation_20_text">
      <style:paragraph-properties fo:margin-top="0.212cm" fo:margin-bottom="0.247cm" loext:contextual-spacing="false"/>
    </style:style>
    <style:style style:name="P42" style:family="paragraph" style:parent-style-name="annotation_20_text">
      <style:paragraph-properties fo:margin-left="0cm" fo:margin-right="0cm" fo:margin-top="0.212cm" fo:margin-bottom="0.423cm" loext:contextual-spacing="false" fo:text-align="start" style:justify-single-word="false" fo:text-indent="1cm" style:auto-text-indent="false" style:writing-mode="lr-tb"/>
    </style:style>
    <style:style style:name="P43" style:family="paragraph" style:parent-style-name="annotation_20_text">
      <style:paragraph-properties fo:margin-left="0cm" fo:margin-right="0cm" fo:margin-top="0.212cm" fo:margin-bottom="0.423cm" loext:contextual-spacing="false" fo:text-align="start" style:justify-single-word="false" fo:text-indent="1cm" style:auto-text-indent="false" style:writing-mode="lr-tb"/>
      <style:text-properties style:font-name="Times New Roman" fo:language="fr" fo:country="FR" fo:background-color="transparent" style:font-name-asian="Times New Roman1" style:font-name-complex="Times New Roman1"/>
    </style:style>
    <style:style style:name="P44" style:family="paragraph" style:parent-style-name="annotation_20_text">
      <style:paragraph-properties fo:margin-left="0.847cm" fo:margin-right="0.824cm" fo:margin-top="0.106cm" fo:margin-bottom="0cm" loext:contextual-spacing="false" fo:line-height="130%" fo:text-align="justify" style:justify-single-word="false" fo:text-indent="0cm" style:auto-text-indent="false" style:writing-mode="lr-tb"/>
    </style:style>
    <style:style style:name="P45" style:family="paragraph" style:parent-style-name="annotation_20_text">
      <style:paragraph-properties fo:margin-left="0.847cm" fo:margin-right="0.824cm" fo:margin-top="0.106cm" fo:margin-bottom="0cm" loext:contextual-spacing="false" fo:line-height="130%" fo:text-align="justify" style:justify-single-word="false" fo:text-indent="0cm" style:auto-text-indent="false" style:writing-mode="lr-tb"/>
      <style:text-properties style:font-name="Times New Roman" fo:language="fr" fo:country="FR" fo:font-weight="bold" fo:background-color="transparent" style:font-name-asian="Times New Roman1" style:font-weight-asian="bold" style:font-name-complex="Times New Roman1" style:font-weight-complex="bold"/>
    </style:style>
    <style:style style:name="P46" style:family="paragraph" style:parent-style-name="paragraphe_20_numéroté">
      <style:paragraph-properties fo:margin-top="0.212cm" fo:margin-bottom="0.212cm" loext:contextual-spacing="false" fo:line-height="160%"/>
    </style:style>
    <style:style style:name="P47" style:family="paragraph" style:parent-style-name="Standard" style:list-style-name="WWNum1">
      <style:paragraph-properties fo:margin-left="0.333cm" fo:margin-right="0cm" fo:margin-top="0.212cm" fo:margin-bottom="0cm" loext:contextual-spacing="false" fo:line-height="160%" fo:text-align="start" style:justify-single-word="false" fo:orphans="2" fo:widows="2" fo:text-indent="-0.333cm" style:auto-text-indent="false" style:writing-mode="lr-tb"/>
    </style:style>
    <style:style style:name="P48" style:family="paragraph" style:parent-style-name="Standard" style:list-style-name="WWNum7">
      <style:paragraph-properties fo:margin-top="0.212cm" fo:margin-bottom="0.035cm" loext:contextual-spacing="false" fo:line-height="160%" fo:orphans="2" fo:widows="2"/>
    </style:style>
    <style:style style:name="P49" style:family="paragraph" style:parent-style-name="Standard" style:list-style-name="WWNum8">
      <style:paragraph-properties fo:margin-left="0.279cm" fo:margin-right="0cm" fo:margin-top="0.423cm" fo:margin-bottom="0cm" loext:contextual-spacing="false" fo:text-align="start" style:justify-single-word="false" fo:orphans="2" fo:widows="2" fo:text-indent="-0.279cm" style:auto-text-indent="false" style:writing-mode="lr-tb"/>
    </style:style>
    <style:style style:name="P50" style:family="paragraph" style:parent-style-name="Standard" style:list-style-name="WWNum8">
      <style:paragraph-properties fo:margin-left="0.279cm" fo:margin-right="0cm" fo:margin-top="0.212cm" fo:margin-bottom="0.423cm" loext:contextual-spacing="false" fo:text-align="start" style:justify-single-word="false" fo:orphans="2" fo:widows="2" fo:text-indent="-0.279cm" style:auto-text-indent="false" style:writing-mode="lr-tb"/>
    </style:style>
    <style:style style:name="P51" style:family="paragraph" style:parent-style-name="Standard" style:list-style-name="WWNum9">
      <style:paragraph-properties fo:margin-left="1.337cm" fo:margin-right="0cm" fo:margin-top="0.176cm" fo:margin-bottom="0cm" loext:contextual-spacing="false" fo:line-height="160%" fo:text-align="start" style:justify-single-word="false" fo:orphans="2" fo:widows="2" fo:text-indent="-0.279cm" style:auto-text-indent="false" style:writing-mode="lr-tb"/>
    </style:style>
    <style:style style:name="P52" style:family="paragraph" style:parent-style-name="Standard" style:list-style-name="WWNum9">
      <style:paragraph-properties fo:margin-left="1.337cm" fo:margin-right="0cm" fo:margin-top="0.176cm" fo:margin-bottom="0.388cm" loext:contextual-spacing="false" fo:line-height="160%" fo:text-align="start" style:justify-single-word="false" fo:orphans="2" fo:widows="2" fo:text-indent="-0.279cm" style:auto-text-indent="false" style:writing-mode="lr-tb"/>
    </style:style>
    <style:style style:name="P53" style:family="paragraph" style:parent-style-name="Standard" style:list-style-name="WWNum11">
      <style:paragraph-properties fo:margin-top="0.212cm" fo:margin-bottom="0cm" loext:contextual-spacing="false" fo:orphans="2" fo:widows="2"/>
    </style:style>
    <style:style style:name="P54" style:family="paragraph" style:parent-style-name="Titre_20_1.Chapitre.TITRE" style:master-page-name="First_20_Page">
      <loext:graphic-properties draw:fill="solid" draw:fill-color="#ffffff"/>
      <style:paragraph-properties style:page-number="auto" fo:background-color="#ffffff" fo:padding="0cm" fo:border="0.51pt solid #000001"/>
    </style:style>
    <style:style style:name="P55" style:family="paragraph" style:parent-style-name="annotation_20_text" style:list-style-name="WWNum2">
      <style:paragraph-properties fo:margin-top="0.071cm" fo:margin-bottom="0cm" loext:contextual-spacing="false"/>
    </style:style>
    <style:style style:name="P56" style:family="paragraph" style:parent-style-name="annotation_20_text" style:list-style-name="WWNum2">
      <style:paragraph-properties fo:margin-top="0.176cm" fo:margin-bottom="0cm" loext:contextual-spacing="false"/>
    </style:style>
    <style:style style:name="P57" style:family="paragraph" style:parent-style-name="annotation_20_text" style:list-style-name="WWNum3">
      <style:paragraph-properties fo:margin-top="0.353cm" fo:margin-bottom="0.071cm" loext:contextual-spacing="false" fo:text-align="start" style:justify-single-word="false"/>
    </style:style>
    <style:style style:name="P58" style:family="paragraph" style:parent-style-name="annotation_20_text" style:list-style-name="WWNum4">
      <style:paragraph-properties fo:margin-left="0.279cm" fo:margin-right="0cm" fo:margin-top="0.212cm" fo:margin-bottom="0.423cm" loext:contextual-spacing="false" fo:text-align="justify" style:justify-single-word="false" fo:text-indent="0.721cm" style:auto-text-indent="false" style:writing-mode="lr-tb"/>
    </style:style>
    <style:style style:name="P59" style:family="paragraph" style:parent-style-name="annotation_20_text" style:list-style-name="WWNum3">
      <style:paragraph-properties fo:margin-left="0.279cm" fo:margin-right="0cm" fo:margin-top="0.212cm" fo:margin-bottom="0.423cm" loext:contextual-spacing="false" fo:text-align="start" style:justify-single-word="false" fo:text-indent="0.721cm" style:auto-text-indent="false" style:writing-mode="lr-tb"/>
    </style:style>
    <style:style style:name="P60" style:family="paragraph" style:parent-style-name="paragraphe_20_numéroté" style:list-style-name="WWNum5">
      <style:paragraph-properties fo:margin-top="0.212cm" fo:margin-bottom="0.212cm" loext:contextual-spacing="false" fo:line-height="160%"/>
    </style:style>
    <style:style style:name="P61" style:family="paragraph" style:parent-style-name="paragraphe_20_numéroté" style:list-style-name="WWNum6">
      <style:paragraph-properties fo:margin-left="0.279cm" fo:margin-right="0cm" fo:margin-top="0.423cm" fo:margin-bottom="0cm" loext:contextual-spacing="false" fo:line-height="160%" fo:text-align="justify" style:justify-single-word="false" fo:text-indent="-0.279cm" style:auto-text-indent="false" style:writing-mode="lr-tb"/>
    </style:style>
    <style:style style:name="P62" style:family="paragraph" style:parent-style-name="paragraphe_20_numéroté" style:list-style-name="WWNum6">
      <style:paragraph-properties fo:margin-left="1.337cm" fo:margin-right="0cm" fo:margin-top="0.071cm" fo:margin-bottom="0cm" loext:contextual-spacing="false" fo:line-height="160%" fo:text-align="justify" style:justify-single-word="false" fo:text-indent="-0.279cm" style:auto-text-indent="false" style:writing-mode="lr-tb"/>
    </style:style>
    <style:style style:name="P63" style:family="paragraph" style:parent-style-name="paragraphe_20_numéroté" style:list-style-name="WWNum8">
      <style:paragraph-properties fo:margin-left="1.337cm" fo:margin-right="0cm" fo:margin-top="0.071cm" fo:margin-bottom="0cm" loext:contextual-spacing="false" fo:line-height="160%" fo:text-align="justify" style:justify-single-word="false" fo:text-indent="-0.279cm" style:auto-text-indent="false" style:writing-mode="lr-tb"/>
    </style:style>
    <style:style style:name="P64" style:family="paragraph" style:parent-style-name="paragraphe_20_numéroté" style:list-style-name="WWNum6">
      <style:paragraph-properties fo:margin-left="1.337cm" fo:margin-right="0cm" fo:margin-top="0.071cm" fo:margin-bottom="0.071cm" loext:contextual-spacing="false" fo:line-height="160%" fo:text-align="justify" style:justify-single-word="false" fo:text-indent="-0.279cm" style:auto-text-indent="false" style:writing-mode="lr-tb"/>
    </style:style>
    <style:style style:name="P65" style:family="paragraph" style:parent-style-name="paragraphe_20_numéroté" style:list-style-name="WWNum8">
      <style:paragraph-properties fo:margin-left="2.395cm" fo:margin-right="0cm" fo:margin-top="0.071cm" fo:margin-bottom="0cm" loext:contextual-spacing="false" fo:line-height="160%" fo:text-align="justify" style:justify-single-word="false" fo:text-indent="-0.279cm" style:auto-text-indent="false" style:writing-mode="lr-tb"/>
    </style:style>
    <style:style style:name="P66" style:family="paragraph" style:parent-style-name="paragraphe_20_numéroté" style:list-style-name="WWNum8">
      <style:paragraph-properties fo:margin-left="2.395cm" fo:margin-right="0cm" fo:margin-top="0.071cm" fo:margin-bottom="0.071cm" loext:contextual-spacing="false" fo:line-height="160%" fo:text-align="justify" style:justify-single-word="false" fo:text-indent="-0.279cm" style:auto-text-indent="false" style:writing-mode="lr-tb"/>
    </style:style>
    <style:style style:name="P67" style:family="paragraph" style:parent-style-name="paragraphe_20_numéroté" style:list-style-name="WWNum10">
      <style:paragraph-properties fo:margin-left="0.25cm" fo:margin-right="0cm" fo:margin-top="0.212cm" fo:margin-bottom="0cm" loext:contextual-spacing="false" fo:line-height="160%" fo:text-align="justify" style:justify-single-word="false" fo:text-indent="-0.25cm" style:auto-text-indent="false" style:writing-mode="lr-tb"/>
    </style:style>
    <style:style style:name="P68" style:family="paragraph" style:parent-style-name="paragraphe_20_numéroté" style:list-style-name="WWNum10">
      <style:paragraph-properties fo:margin-left="0.25cm" fo:margin-right="0cm" fo:margin-top="0.212cm" fo:margin-bottom="0.212cm" loext:contextual-spacing="false" fo:line-height="160%" fo:text-align="justify" style:justify-single-word="false" fo:text-indent="-0.25cm" style:auto-text-indent="false" style:writing-mode="lr-tb"/>
    </style:style>
    <style:style style:name="P69" style:family="paragraph" style:parent-style-name="Body_20_Text_20_2" style:list-style-name="WWNum12">
      <style:paragraph-properties fo:margin-left="1.78cm" fo:margin-right="0cm" fo:margin-top="0.141cm" fo:margin-bottom="0.353cm" loext:contextual-spacing="false" fo:text-align="start" style:justify-single-word="false" fo:text-indent="-0.279cm" style:auto-text-indent="false" style:writing-mode="lr-tb"/>
    </style:style>
    <style:style style:name="P70" style:family="paragraph" style:parent-style-name="Body_20_Text_20_2" style:list-style-name="WWNum12">
      <style:paragraph-properties fo:margin-left="1.78cm" fo:margin-right="0cm" fo:margin-top="0.141cm" fo:margin-bottom="0cm" loext:contextual-spacing="false" fo:text-align="start" style:justify-single-word="false" fo:text-indent="-0.279cm" style:auto-text-indent="false" style:writing-mode="lr-tb"/>
    </style:style>
    <style:style style:name="P71" style:family="paragraph">
      <loext:graphic-properties draw:fill="solid" draw:fill-color="#ffffff"/>
      <style:paragraph-properties fo:text-align="center"/>
      <style:text-properties fo:font-size="18pt"/>
    </style:style>
    <style:style style:name="P72" style:family="paragraph">
      <loext:graphic-properties draw:fill="solid" draw:fill-color="#ffffff" draw:opacity="0%"/>
      <style:paragraph-properties fo:text-align="center"/>
      <style:text-properties fo:font-size="18pt"/>
    </style:style>
    <style:style style:name="T1" style:family="text">
      <style:text-properties fo:language="fr" fo:country="FR"/>
    </style:style>
    <style:style style:name="T2" style:family="text">
      <style:text-properties fo:text-transform="uppercase" fo:color="#000000" style:text-outline="false" fo:font-size="15pt" fo:language="fr" fo:country="FR" style:text-underline-style="none" fo:font-weight="bold" style:font-size-asian="15pt" style:font-weight-asian="bold" style:font-size-complex="15pt" style:font-weight-complex="bold"/>
    </style:style>
    <style:style style:name="T3" style:family="text">
      <style:text-properties fo:text-transform="uppercase" fo:font-size="10pt" fo:language="fr" fo:country="FR" fo:font-weight="bold" style:font-size-asian="10pt" style:font-weight-asian="bold" style:font-size-complex="10pt" style:font-weight-complex="bold"/>
    </style:style>
    <style:style style:name="T4" style:family="text">
      <style:text-properties fo:text-transform="uppercase" fo:font-size="10pt" fo:language="fr" fo:country="FR" style:text-underline-style="solid" style:text-underline-width="auto" style:text-underline-color="#000000" fo:font-weight="bold" fo:background-color="transparent" loext:char-shading-value="0" style:font-size-asian="10pt" style:font-weight-asian="bold" style:font-size-complex="10pt" style:font-weight-complex="bold"/>
    </style:style>
    <style:style style:name="T5" style:family="text">
      <style:text-properties fo:font-size="10pt" fo:language="fr" fo:country="FR" fo:font-style="italic" style:font-size-asian="10pt" style:font-style-asian="italic" style:font-size-complex="10pt" style:font-style-complex="italic"/>
    </style:style>
    <style:style style:name="T6" style:family="text">
      <style:text-properties fo:font-size="10pt" fo:language="fr" fo:country="FR" fo:font-style="italic" fo:font-weight="bold" style:font-size-asian="10pt" style:font-style-asian="italic" style:font-weight-asian="bold" style:font-size-complex="10pt" style:font-style-complex="italic" style:font-weight-complex="bold"/>
    </style:style>
    <style:style style:name="T7" style:family="text">
      <style:text-properties fo:font-size="10pt" fo:language="fr" fo:country="FR" style:text-underline-style="solid" style:text-underline-width="auto" style:text-underline-color="#000000" fo:font-weight="bold" fo:background-color="transparent" loext:char-shading-value="0" style:font-size-asian="10pt" style:font-weight-asian="bold" style:font-size-complex="10pt" style:font-weight-complex="bold"/>
    </style:style>
    <style:style style:name="T8" style:family="text">
      <style:text-properties fo:font-size="10pt" fo:language="fr" fo:country="FR" fo:font-weight="bold" style:font-size-asian="10pt" style:font-weight-asian="bold" style:font-size-complex="10pt" style:font-weight-complex="bold"/>
    </style:style>
    <style:style style:name="T9" style:family="text">
      <style:text-properties fo:font-size="10pt" fo:language="fr" fo:country="FR" fo:background-color="transparent" loext:char-shading-value="0" style:font-size-asian="10pt" style:font-size-complex="10pt"/>
    </style:style>
    <style:style style:name="T10" style:family="text">
      <style:text-properties fo:font-size="10pt" fo:language="fr" fo:country="FR" style:font-size-asian="10pt" style:font-size-complex="10pt"/>
    </style:style>
    <style:style style:name="T11" style:family="text">
      <style:text-properties fo:font-size="10pt" fo:language="fr" fo:country="FR" officeooo:rsid="00214bff" style:font-size-asian="10pt" style:font-size-complex="10pt"/>
    </style:style>
    <style:style style:name="T12" style:family="text">
      <style:text-properties fo:font-size="10pt" fo:language="fr" fo:country="FR" officeooo:rsid="00255d0a" style:font-size-asian="10pt" style:font-size-complex="10pt"/>
    </style:style>
    <style:style style:name="T13" style:family="text">
      <style:text-properties fo:font-size="10pt" fo:language="fr" fo:country="FR" fo:font-weight="normal" style:font-size-asian="10pt" style:font-weight-asian="normal" style:font-size-complex="10pt" style:font-weight-complex="normal"/>
    </style:style>
    <style:style style:name="T14" style:family="text">
      <style:text-properties fo:font-size="10pt" style:font-size-asian="10pt" style:font-size-complex="10pt"/>
    </style:style>
    <style:style style:name="T15" style:family="text">
      <style:text-properties style:font-name="Times New Roman" fo:language="fr" fo:country="FR"/>
    </style:style>
    <style:style style:name="T16" style:family="text">
      <style:text-properties style:font-name="Times New Roman" fo:language="fr" fo:country="FR" style:text-underline-style="solid" style:text-underline-width="auto" style:text-underline-color="#000000" fo:font-weight="bold" fo:background-color="transparent" loext:char-shading-value="0" style:font-weight-asian="bold" style:font-weight-complex="bold"/>
    </style:style>
    <style:style style:name="T17" style:family="text">
      <style:text-properties style:font-name="Times New Roman" fo:language="fr" fo:country="FR" style:text-underline-style="solid" style:text-underline-width="auto" style:text-underline-color="#000000" fo:font-weight="bold" officeooo:rsid="00214bff" fo:background-color="transparent" loext:char-shading-value="0" style:font-weight-asian="bold" style:font-weight-complex="bold"/>
    </style:style>
    <style:style style:name="T18" style:family="text">
      <style:text-properties style:font-name="Times New Roman" fo:language="fr" fo:country="FR" fo:font-weight="bold" style:font-weight-asian="bold" style:font-weight-complex="bold"/>
    </style:style>
    <style:style style:name="T19" style:family="text">
      <style:text-properties style:font-name="Times New Roman" fo:language="fr" fo:country="FR" fo:background-color="transparent" loext:char-shading-value="0"/>
    </style:style>
    <style:style style:name="T20" style:family="text">
      <style:text-properties style:font-name="Times New Roman" fo:language="fr" fo:country="FR" fo:font-style="italic" fo:font-weight="bold" style:font-style-asian="italic" style:font-weight-asian="bold" style:font-style-complex="italic" style:font-weight-complex="bold"/>
    </style:style>
    <style:style style:name="T21" style:family="text">
      <style:text-properties style:font-name="Times New Roman" fo:language="fr" fo:country="FR" fo:font-style="italic" fo:background-color="transparent" loext:char-shading-value="0" style:font-style-asian="italic" style:font-style-complex="italic"/>
    </style:style>
    <style:style style:name="T22" style:family="text">
      <style:text-properties style:font-name="Times New Roman" fo:font-size="10pt" fo:language="fr" fo:country="FR" fo:font-weight="bold" style:font-size-asian="10pt" style:font-weight-asian="bold" style:font-size-complex="10pt" style:font-weight-complex="bold"/>
    </style:style>
    <style:style style:name="T23" style:family="text">
      <style:text-properties style:font-name="Times New Roman" fo:font-size="10pt" fo:language="fr" fo:country="FR" fo:font-weight="bold" style:font-name-asian="Arial (W1)1" style:font-size-asian="10pt" style:font-weight-asian="bold" style:font-name-complex="Arial (W1)1" style:font-size-complex="10pt" style:font-weight-complex="bold"/>
    </style:style>
    <style:style style:name="T24" style:family="text">
      <style:text-properties style:font-name="Times New Roman" fo:font-size="10pt" fo:language="fr" fo:country="FR" fo:background-color="transparent" loext:char-shading-value="0" style:font-size-asian="10pt" style:font-size-complex="10pt"/>
    </style:style>
    <style:style style:name="T25" style:family="text">
      <style:text-properties style:font-name="Times New Roman" fo:font-size="10pt" fo:language="fr" fo:country="FR" style:font-size-asian="10pt" style:font-size-complex="10pt"/>
    </style:style>
    <style:style style:name="T26" style:family="text">
      <style:text-properties style:font-name="Times New Roman" fo:font-size="10pt" fo:language="fr" fo:country="FR" style:text-underline-style="solid" style:text-underline-width="auto" style:text-underline-color="#000000" style:font-size-asian="10pt" style:font-size-complex="10pt"/>
    </style:style>
    <style:style style:name="T27" style:family="text">
      <style:text-properties style:font-name="Times New Roman" fo:font-size="10pt" fo:language="fr" fo:country="FR" style:text-underline-style="none" style:font-size-asian="10pt" style:font-size-complex="10pt"/>
    </style:style>
    <style:style style:name="T28" style:family="text">
      <style:text-properties style:font-name="Times New Roman" fo:font-size="10pt" fo:language="fr" fo:country="FR" style:text-underline-style="none" officeooo:rsid="00255d0a" style:font-size-asian="10pt" style:font-size-complex="10pt"/>
    </style:style>
    <style:style style:name="T29" style:family="text">
      <style:text-properties style:font-name="Times New Roman" fo:font-size="10pt" fo:language="fr" fo:country="FR" fo:font-style="italic" style:text-underline-style="none" style:font-size-asian="10pt" style:font-style-asian="italic" style:font-size-complex="10pt" style:font-style-complex="italic"/>
    </style:style>
    <style:style style:name="T30" style:family="text">
      <style:text-properties style:font-name="Times New Roman" fo:font-size="10pt" fo:language="fr" fo:country="FR" fo:font-style="italic" style:font-size-asian="10pt" style:font-style-asian="italic" style:font-size-complex="10pt" style:font-style-complex="italic"/>
    </style:style>
    <style:style style:name="T31" style:family="text">
      <style:text-properties fo:color="#4f81bd" style:text-outline="false" style:font-name="Times New Roman" fo:font-size="10pt" fo:language="fr" fo:country="FR" style:font-size-asian="10pt" style:font-size-complex="10pt"/>
    </style:style>
    <style:style style:name="T32" style:family="text">
      <style:text-properties fo:color="#c0504d" style:text-outline="false" style:font-name="Times New Roman" fo:font-size="10pt" fo:language="fr" fo:country="FR" style:font-size-asian="10pt" style:font-size-complex="10pt"/>
    </style:style>
    <style:style style:name="T33" style:family="text">
      <style:text-properties fo:font-variant="normal" fo:text-transform="none" fo:font-size="10pt" fo:language="fr" fo:country="FR" fo:font-weight="bold" style:font-size-asian="10pt" style:font-weight-asian="bold" style:font-size-complex="10pt" style:font-weight-complex="bold"/>
    </style:style>
    <style:style style:name="T34" style:family="text">
      <style:text-properties fo:font-variant="normal" fo:text-transform="none" fo:font-size="10pt" fo:language="fr" fo:country="FR" style:font-size-asian="10pt" style:font-size-complex="10pt"/>
    </style:style>
    <style:style style:name="T35" style:family="text">
      <style:text-properties style:font-name="Arial (W1)" fo:language="fr" fo:country="FR" fo:background-color="transparent" loext:char-shading-value="0" style:font-name-asian="Arial (W1)1" style:font-name-complex="Arial (W1)1"/>
    </style:style>
    <style:style style:name="T36" style:family="text"/>
    <style:style style:name="gr1" style:family="graphic">
      <style:graphic-properties draw:stroke="none" svg:stroke-width="0.035cm" draw:stroke-linejoin="miter" svg:stroke-linecap="butt" draw:fill="solid" draw:fill-color="#ffffff" draw:textarea-vertical-align="top" draw:auto-grow-height="false" fo:min-height="29.455cm" fo:min-width="20.491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parent-style-name="Frame">
      <style:graphic-properties draw:stroke="none" svg:stroke-width="0.035cm" draw:stroke-linejoin="miter" svg:stroke-linecap="butt" draw:fill="solid" draw:fill-color="#ffffff" draw:opacity="0%" draw:textarea-vertical-align="top" draw:auto-grow-height="false" fo:min-height="0.407cm" fo:min-width="0.17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text:span text:style-name="Aucun"><text:span text:style-name="T2">DEMANDE D’avis de délivrer des reçus fiscaux pour les organismes ayant la capacité de recevoir des dons</text:span></text:span></text:p>
      <text:p text:style-name="Titre_20_1.Chapitre.TITRE"><text:span text:style-name="Aucun"><text:span text:style-name="T1">Demande d’avis relative à la mise en œuvre de la garantie de l’article L 80 C</text:span></text:span></text:p>
      <text:p text:style-name="P2"><text:span text:style-name="Aucun"><text:span text:style-name="T5">Vous voudrez bien apporter des réponses détaillées aux questions ci-après.</text:span></text:span></text:p>
      <text:p text:style-name="P2"><text:span text:style-name="Aucun"><text:span text:style-name="T5">Il vous est demandé de joindre en annexe tout document susceptible de compléter utilement ces questions.</text:span></text:span></text:p>
      <text:p text:style-name="P3"><text:span text:style-name="Aucun"/></text:p>
      <text:p text:style-name="P5"><text:span text:style-name="Aucun"/></text:p>
      <table:table table:name="Tableau1" table:style-name="Tableau1">
        <table:table-column table:style-name="Tableau1.A"/>
        <table:table-row table:style-name="Tableau1.1">
          <table:table-cell table:style-name="Tableau1.A1" office:value-type="string">
            <text:p text:style-name="P27"><text:span text:style-name="Aucun"><text:span text:style-name="T7">I. IDENTIFICATION DE L’AUTEUR DE LA DEMANDE</text:span></text:span></text:p>
          </table:table-cell>
        </table:table-row>
        <table:table-row table:style-name="Tableau1.2">
          <table:table-cell table:style-name="Tableau1.A2" office:value-type="string">
            <text:p text:style-name="P28"><text:span text:style-name="Aucun"><text:span text:style-name="T8">- Nom :</text:span></text:span><text:span text:style-name="Aucun"><text:span text:style-name="T9"> </text:span></text:span><text:span text:style-name="Aucun"><text:span text:style-name="T10">Régis LERUSTE</text:span></text:span></text:p>
            <text:p text:style-name="P21"><text:span text:style-name="Aucun"><text:span text:style-name="T8">- Qualité :</text:span></text:span><text:span text:style-name="Aucun"><text:span text:style-name="T9"> </text:span></text:span><text:span text:style-name="Aucun"><text:span text:style-name="T10">Président</text:span></text:span></text:p>
            <text:p text:style-name="P21"><text:span text:style-name="Aucun"><text:span text:style-name="T8">- Adresse : </text:span></text:span><text:span text:style-name="Aucun"><text:span text:style-name="T10">1 rue du Languernais, 44350 St Molf</text:span></text:span></text:p>
            <text:p text:style-name="P21"><text:span text:style-name="Aucun"><text:span text:style-name="T8">- Téléphone : </text:span></text:span><text:span text:style-name="Aucun"><text:span text:style-name="T13">06.71.28.39.36</text:span></text:span></text:p>
            <text:list xml:id="list4285901997" text:style-name="WWNum1">
              <text:list-item>
                <text:p text:style-name="P47"><text:span text:style-name="Aucun"><text:span text:style-name="T8">Mail : </text:span></text:span><text:a xlink:type="simple" xlink:href="mailto:regis.leruste@free.fr" text:style-name="Hyperlink.0" text:visited-style-name="Hyperlink.0"><text:span text:style-name="Hyperlink.0">regis.leruste@free.fr</text:span></text:a></text:p>
              </text:list-item>
            </text:list>
          </table:table-cell>
        </table:table-row>
      </table:table>
      <text:p text:style-name="P4"><text:span text:style-name="Aucun"/></text:p>
      <text:p text:style-name="P34"><text:span text:style-name="Aucun"/></text:p>
      <text:p text:style-name="P33"><text:span text:style-name="Aucun"/></text:p>
      <table:table table:name="Tableau2" table:style-name="Tableau2">
        <table:table-column table:style-name="Tableau2.A"/>
        <table:table-row table:style-name="Tableau2.1">
          <table:table-cell table:style-name="Tableau2.A1" office:value-type="string">
            <text:p text:style-name="P41"><text:span text:style-name="Aucun"><text:span text:style-name="T16">II. IDENTIFICATION DE L’ORGANISME (</text:span></text:span><text:span text:style-name="Aucun"><text:span text:style-name="T17">voir la copie </text:span></text:span><text:span text:style-name="Aucun"><text:span text:style-name="T16"><text:s/>des statuts </text:span></text:span><text:span text:style-name="Aucun"><text:span text:style-name="T17">en annexe</text:span></text:span><text:span text:style-name="Aucun"><text:span text:style-name="T16">)</text:span></text:span></text:p>
            <text:list xml:id="list1495382345" text:style-name="WWNum2">
              <text:list-item>
                <text:p text:style-name="P55"><text:span text:style-name="Aucun"><text:span text:style-name="T15">Association créée le 2 avril 2019</text:span></text:span></text:p>
              </text:list-item>
              <text:list-item>
                <text:p text:style-name="P56"><text:span text:style-name="Aucun"><text:span text:style-name="T15">Annonce publiée au Journal Officiel le 20 avril 2019</text:span></text:span></text:p>
              </text:list-item>
            </text:list>
          </table:table-cell>
        </table:table-row>
        <table:table-row table:style-name="Tableau2.2">
          <table:table-cell table:style-name="Tableau2.A2" office:value-type="string">
            <text:list xml:id="list376755823" text:style-name="WWNum3">
              <text:list-item>
                <text:p text:style-name="P57"><text:span text:style-name="Aucun"><text:span text:style-name="T18">Dénomination :</text:span></text:span><text:span text:style-name="Aucun"><text:span text:style-name="T19"> </text:span></text:span><text:span text:style-name="Aucun"><text:span text:style-name="T15">Association de Concept Culinaire Créatif de la presqu’île de Guérande</text:span></text:span></text:p>
              </text:list-item>
            </text:list>
            <text:p text:style-name="P37"><text:span text:style-name="Aucun"/></text:p>
            <text:p text:style-name="P42"><text:span text:style-name="Aucun"><text:span text:style-name="T18">- Adresse du siège social (et des établissements…) :</text:span></text:span><text:span text:style-name="Aucun"><text:span text:style-name="T19"> </text:span></text:span><text:span text:style-name="Aucun"><text:span text:style-name="T15">1 rue du Languernais, 44350 St Molf</text:span></text:span></text:p>
            <text:p text:style-name="P38"><text:span text:style-name="Aucun"/></text:p>
            <text:list xml:id="list163712750076040" text:continue-list="list376755823" text:style-name="WWNum4">
              <text:list-item>
                <text:p text:style-name="P58"><text:span text:style-name="Aucun"><text:span text:style-name="T18">Objet statutaire : </text:span></text:span></text:p>
              </text:list-item>
            </text:list>
            <text:p text:style-name="P44"><text:span text:style-name="Aucun"><text:span text:style-name="T15">« L’A3C Presqu’île a pour objet de revisiter le concept culinaire traditionnel en faisant évoluer l’art de la table. Les objectifs principaux sont la préservation nutritionnelle des aliments, le gain d’énergie et le bien-être de la personne ». </text:span></text:span></text:p>
            <text:p text:style-name="P45"><text:span text:style-name="Aucun"/></text:p>
            <text:list xml:id="list163710948692463" text:continue-list="list163712750076040" text:style-name="WWNum3">
              <text:list-item>
                <text:p text:style-name="P59"><text:span text:style-name="Aucun"><text:span text:style-name="T18">Affiliation (fédération, groupement, fondation…) :</text:span></text:span><text:span text:style-name="Aucun"><text:span text:style-name="T19"> </text:span></text:span><text:span text:style-name="Aucun"><text:span text:style-name="T15">Association sans affiliation </text:span></text:span></text:p>
              </text:list-item>
            </text:list>
            <text:p text:style-name="P43"><text:span text:style-name="Aucun"/></text:p>
            <text:p text:style-name="P42"><text:span text:style-name="Aucun"><text:span text:style-name="T18">- Imposition aux impôts commerciaux : </text:span></text:span><text:span text:style-name="Aucun"><text:span text:style-name="T19"><text:s/></text:span></text:span><text:span text:style-name="Aucun"><text:span text:style-name="T15">Non</text:span></text:span><text:span text:style-name="Aucun"><text:span text:style-name="T19"> <text:s text:c="2"/></text:span></text:span></text:p>
            <text:p text:style-name="P42"><text:span text:style-name="Aucun"><text:span text:style-name="T18"><text:s text:c="3"/></text:span></text:span><text:span text:style-name="Aucun"><text:span text:style-name="T20">Si oui, </text:span></text:span><text:span text:style-name="Aucun"><text:span text:style-name="T18">lesquels</text:span></text:span><text:span text:style-name="Aucun"><text:span text:style-name="T20"> :</text:span></text:span><text:span text:style-name="Aucun"><text:span text:style-name="T21"> </text:span></text:span></text:p>
          </table:table-cell>
        </table:table-row>
      </table:table>
      <text:p text:style-name="P23"><text:span text:style-name="Aucun"/></text:p>
      <text:p text:style-name="P30"/>
      <table:table table:name="Tableau3" table:style-name="Tableau3">
        <table:table-column table:style-name="Tableau3.A"/>
        <table:table-row table:style-name="Tableau3.1">
          <table:table-cell table:style-name="Tableau3.A1" office:value-type="string">
            <text:p text:style-name="P36"><text:span text:style-name="Aucun"><text:span text:style-name="T7">III. COMPOSITION ET GESTION DE L’ORGANISME</text:span></text:span></text:p>
          </table:table-cell>
        </table:table-row>
        <table:table-row table:style-name="Tableau3.2">
          <table:table-cell table:style-name="Tableau3.A1" office:value-type="string">
            <text:list xml:id="list2417338310" text:style-name="WWNum5">
              <text:list-item>
                <text:p text:style-name="P60"><text:span text:style-name="Aucun"><text:span text:style-name="T22">Nombre de membres (personnes physiques, morales, autres…) :</text:span></text:span><text:span text:style-name="Aucun"><text:span text:style-name="T24"> </text:span></text:span><text:span text:style-name="Aucun"><text:span text:style-name="T25">8 membres</text:span></text:span></text:p>
              </text:list-item>
              <text:list-item text:style-override="WWNum6">
                <text:p text:style-name="P61"><text:span text:style-name="Aucun"><text:span text:style-name="T22">Qualité des membres (droit de vote, convocation aux assemblées générales…) : </text:span></text:span></text:p>
                <text:list text:style-name="WWNum6">
                  <text:list-item>
                    <text:p text:style-name="P62"><text:span text:style-name="Aucun"><text:span text:style-name="T25">Toute personne s’acquittant du montant d’adhésion de base (20€) est considérée comme un </text:span></text:span><text:span text:style-name="Aucun"><text:span text:style-name="T26">membre adhérent</text:span></text:span><text:span text:style-name="Aucun"><text:span text:style-name="T25"> ; à partir de 40€ la personne est considérée comme étant un </text:span></text:span><text:span text:style-name="Aucun"><text:span text:style-name="T26">membre adhérent bienfaiteur</text:span></text:span><text:span text:style-name="Aucun"><text:span text:style-name="T25">. Cette différence est simplement honorifique et n’emporte aucune conséquence dans les droits des adhérents.</text:span></text:span><text:span text:style-name="T25"> </text:span><text:span text:style-name="Aucun"><text:span text:style-name="T25">L’étudiant stagiaire bénéficie d’une adhésion gratuite.</text:span></text:span></text:p>
                  </text:list-item>
                  <text:list-item>
                    <text:p text:style-name="P62"><text:span text:style-name="Aucun"><text:span text:style-name="T25">Tous les membres, qu’importe leur statut, sont convoqués. Les membres adhérents reçoivent un mail de convocation à l’assemblée générale, ordinaire ou extraordinaire, 15 jours au moins avant la date fixée.</text:span></text:span></text:p>
                  </text:list-item>
                  <text:list-item>
                    <text:p text:style-name="P62"><text:span text:style-name="Aucun"><text:span text:style-name="T25">Toutes les décisions sont prises à la majorité des voix des suffrages exprimés. </text:span></text:span></text:p>
                  </text:list-item>
                  <text:list-item>
                    <text:p text:style-name="P62"><text:span text:style-name="Aucun"><text:span text:style-name="T25">Les décisions s’imposent à tous les membres.</text:span></text:span></text:p>
                  </text:list-item>
                  <text:list-item>
                    <text:p text:style-name="P62"><text:span text:style-name="Aucun"><text:span text:style-name="T25">Chaque membre du bureau est élu parmi les membres adhérents, sans condition particulière. </text:span></text:span></text:p>
                  </text:list-item>
                </text:list>
              </text:list-item>
              <text:list-item text:style-override="WWNum6">
                <text:p text:style-name="P61"><text:span text:style-name="Aucun"><text:span text:style-name="T22">Noms, adresses et professions des dirigeants (préciser la fonction exercée au sein de l’organisme et le montant par dirigeant des rémunérations et indemnités annuelles) :</text:span></text:span></text:p>
                <text:list text:style-name="WWNum6">
                  <text:list-item>
                    <text:p text:style-name="P62"><text:span text:style-name="Aucun"><text:span text:style-name="T26">Régis Leruste</text:span></text:span><text:span text:style-name="Aucun"><text:span text:style-name="T25"> est </text:span></text:span><text:span text:style-name="Aucun"><text:span text:style-name="T26">Président</text:span></text:span><text:span text:style-name="Aucun"><text:span text:style-name="T25"> ; son domicile est localisé au 1 rue du Languernais (44350 St Molf) ; il est ingénieur retraité. </text:span></text:span></text:p>
                  </text:list-item>
                  <text:list-item>
                    <text:p text:style-name="P62"><text:span text:style-name="Aucun"><text:span text:style-name="T26">Bruno Leruste</text:span></text:span><text:span text:style-name="Aucun"><text:span text:style-name="T25"> est </text:span></text:span><text:span text:style-name="Aucun"><text:span text:style-name="T26">Trésorier</text:span></text:span><text:span text:style-name="Aucun"><text:span text:style-name="T25"> ;</text:span></text:span><text:span text:style-name="Aucun"><text:span text:style-name="T31"> </text:span></text:span><text:span text:style-name="Aucun"><text:span text:style-name="T25">son domicile est localisé au 5 avenue Cuvier 78600 Maisons Laffitte , il est designer</text:span></text:span></text:p>
                  </text:list-item>
                  <text:list-item>
                    <text:p text:style-name="P62"><text:span text:style-name="Aucun"><text:span text:style-name="T26">Arnaud Leruste</text:span></text:span><text:span text:style-name="Aucun"><text:span text:style-name="T25"> est </text:span></text:span><text:span text:style-name="Aucun"><text:span text:style-name="T26">Secrétaire</text:span></text:span><text:span text:style-name="Aucun"><text:span text:style-name="T32"> </text:span></text:span><text:span text:style-name="Aucun"><text:span text:style-name="T25">; son domicile est localisé au 5B rue Champ Lagarde 78000 Versailles ; il est ingénieur. </text:span></text:span></text:p>
                  </text:list-item>
                  <text:list-item>
                    <text:p text:style-name="P64"><text:span text:style-name="Aucun"><text:span text:style-name="T25">Aucune indemnité ou rémunération de quelconque forme n’est perçue par les dirigeants. </text:span></text:span></text:p>
                  </text:list-item>
                </text:list>
              </text:list-item>
            </text:list>
            <text:p text:style-name="P24"><text:span text:style-name="Aucun"><text:span text:style-name="T24">-</text:span></text:span><text:span text:style-name="Aucun"><text:span text:style-name="T22"> Salariés : Nombre, rémunération, avantage en nature, fonctions éventuelles au sein du conseil d’administration <text:s/></text:span></text:span><text:span text:style-name="Aucun"><text:span text:style-name="T24">: </text:span></text:span><text:span text:style-name="Aucun"><text:span text:style-name="T25">0 salarié</text:span></text:span></text:p>
          </table:table-cell>
        </table:table-row>
      </table:table>
      <text:p text:style-name="P32"><text:span text:style-name="Aucun"/></text:p>
      <text:p text:style-name="P35"><text:span text:style-name="Aucun"/></text:p>
      <table:table table:name="Tableau4" table:style-name="Tableau4">
        <table:table-column table:style-name="Tableau4.A"/>
        <table:table-row table:style-name="Tableau4.1">
          <table:table-cell table:style-name="Tableau4.A1" office:value-type="string">
            <text:p text:style-name="P36"><text:span text:style-name="Aucun"><text:span text:style-name="T7">IV. ACTIVITES EXERCEES</text:span></text:span></text:p>
          </table:table-cell>
        </table:table-row>
        <table:table-row table:style-name="Tableau4.2">
          <table:table-cell table:style-name="Tableau4.A1" office:value-type="string">
            <text:list xml:id="list2821708468" text:style-name="WWNum7">
              <text:list-item>
                <text:p text:style-name="P48"><text:span text:style-name="Aucun"><text:span text:style-name="T8">Lieu d’exercice des activités :</text:span></text:span><text:span text:style-name="Aucun"><text:span text:style-name="T9"> </text:span></text:span><text:span text:style-name="Aucun"><text:span text:style-name="T10">L'activité est principalement exercée à St Molf, lieu actuel o</text:span></text:span><text:span text:style-name="Aucun"><text:span text:style-name="T12">ù</text:span></text:span><text:span text:style-name="Aucun"><text:span text:style-name="T10"> se situe le Système de Cuisson Intelligent, c’est par exemple là que sont organisés les repas. Ce lieu sera appelé à s’élargir lorsque le Système de Cuisson deviendra transportable. En outre, d’autres activités sont également réalisées par télétravail (activités numériques, </text:span></text:span><text:span text:style-name="Aucun"><text:span text:style-name="T11">administratives et juridiques</text:span></text:span><text:span text:style-name="Aucun"><text:span text:style-name="T10">), notamment par des personnes se situant partout en France, actuellement en Île-de-France et à Toulouse. </text:span></text:span></text:p>
              </text:list-item>
            </text:list>
            <text:p text:style-name="P39"/>
            <text:list xml:id="list163711489470601" text:continue-list="list2821708468" text:style-name="WWNum8">
              <text:list-item>
                <text:p text:style-name="P49"><text:span text:style-name="Aucun"><text:span text:style-name="T8">Activités exercées (à titre permanent, occasionnel) :</text:span></text:span></text:p>
                <text:list>
                  <text:list-item>
                    <text:p text:style-name="P63"><text:span text:style-name="T26">A titre permanent</text:span><text:span text:style-name="Aucun"><text:span text:style-name="T27"> </text:span></text:span></text:p>
                    <text:list>
                      <text:list-item>
                        <text:p text:style-name="P65"><text:span text:style-name="Aucun"><text:span text:style-name="T27">Est effectué un travail de développement d’un projet de « Système de Cuisson Intelligent » (SCI), au 1 rue du Languernais, 44350 St Molf. C’est une activité récurrente de prototypage, de modélisation des sous-ensembles du SCI et de développement numérique (logiciel). <text:s/></text:span></text:span></text:p>
                      </text:list-item>
                      <text:list-item>
                        <text:p text:style-name="P65"><text:span text:style-name="Aucun"><text:span text:style-name="T27">Rédaction d’articles sur deux sites de culture libre sous la forme de wikis (Fablabo et GitHub) permettant à quiconque d'accéder aux informations, évolutions du SCI et de l’association. Cela permet une totale transparence et information concernant tous les pans de la vie de l’association.</text:span></text:span></text:p>
                      </text:list-item>
                    </text:list>
                  </text:list-item>
                  <text:list-item>
                    <text:p text:style-name="P63"><text:span text:style-name="T26">A titre occasionnel</text:span><text:span text:style-name="Aucun"><text:span text:style-name="T27"> </text:span></text:span></text:p>
                    <text:list>
                      <text:list-item>
                        <text:p text:style-name="P65"><text:span text:style-name="Aucun"><text:span text:style-name="T27">Organisation de repas afin de faire découvrir l’utilisation, les bienfaits énergétiques et nutritifs du SCI. Toute personne ayant fait la demande, peut venir sur place pour organiser un repas en utilisant le SCI. Cela entraîne des créations de recettes adaptées au SCI, consultable par tous (</text:span></text:span><text:span text:style-name="Aucun"><text:span text:style-name="T29">cf annexe</text:span></text:span><text:span text:style-name="Aucun"><text:span text:style-name="T27">). </text:span></text:span></text:p>
                      </text:list-item>
                      <text:list-item>
                        <text:p text:style-name="P66"><text:span text:style-name="Aucun"><text:span text:style-name="T27">Travail de gestion administrative de l’association : suivi du compte en banque, paiement des factures (assurance, e</text:span></text:span><text:span text:style-name="Aucun"><text:span text:style-name="T28">tc</text:span></text:span><text:span text:style-name="Aucun"><text:span text:style-name="T27">), organisation des assemblées générales, rédaction et partage de newsletters, recherches de subventions.</text:span></text:span></text:p>
                      </text:list-item>
                    </text:list>
                  </text:list-item>
                </text:list>
              </text:list-item>
            </text:list>
            <text:p text:style-name="P22"><text:span text:style-name="Aucun"/></text:p>
            <text:list xml:id="list163711014448326" text:continue-numbering="true" text:style-name="WWNum8">
              <text:list-item>
                <text:p text:style-name="P50"><text:span text:style-name="Aucun"><text:span text:style-name="T8">Modalité d’exercice (bénéficiaires des opérations, prix pratiqués…) : </text:span></text:span></text:p>
                <text:list text:style-name="WWNum9">
                  <text:list-item>
                    <text:p text:style-name="P51"><text:span text:style-name="Aucun"><text:span text:style-name="T10">L’organisation des repas est une prestation de service gratuit. Les repas sont préparés par les personnes présentes, chacun amenant sa participation. Toute personne peut venir puisque les repas sont ouverts à tous sans discrimination, ni condition d’accès. </text:span></text:span></text:p>
                  </text:list-item>
                  <text:list-item>
                    <text:p text:style-name="P51"><text:span text:style-name="Aucun"><text:span text:style-name="T10">Travail de bénévolat de certains membres adhérents : administration et animation de l’association, prototypage du SCI. </text:span></text:span></text:p>
                  </text:list-item>
                  <text:list-item>
                    <text:p text:style-name="P52"><text:span text:style-name="Aucun"><text:span text:style-name="T10">Deux conventions de mécénat de compétences ont été conclues avec Kolabee </text:span></text:span><text:span text:style-name="Aucun"><text:span text:style-name="T12">(voir convention jointe)</text:span></text:span><text:span text:style-name="Aucun"><text:span text:style-name="T10">, mettant à la disposition de l’association des ingénieurs qui participent aux activités numériques. </text:span></text:span></text:p>
                  </text:list-item>
                </text:list>
              </text:list-item>
            </text:list>
            <text:p text:style-name="P25"><text:span text:style-name="Aucun"/></text:p>
            <text:p text:style-name="P26"><text:span text:style-name="Aucun"><text:span text:style-name="T22">Description des projets en cours : </text:span></text:span></text:p>
            <text:list xml:id="list163712003470458" text:continue-list="list163711014448326" text:style-name="WWNum10">
              <text:list-item>
                <text:p text:style-name="P67"><text:span text:style-name="Aucun"><text:span text:style-name="T25">Développement matériel et numérique du SCI dans le but de le miniaturiser afin de le rendre transportable et donc </text:span></text:span><text:soft-page-break/><text:span text:style-name="Aucun"><text:span text:style-name="T25">accessible à tous. </text:span></text:span></text:p>
              </text:list-item>
              <text:list-item>
                <text:p text:style-name="P67"><text:span text:style-name="Aucun"><text:span text:style-name="T25">Recherches de subventions dans le but de verser une gratification à un étudiant stagiaire. </text:span></text:span></text:p>
              </text:list-item>
              <text:list-item>
                <text:p text:style-name="P68"><text:span text:style-name="Aucun"><text:span text:style-name="T25">Projet d’ouverture de l’association par la publication d’un article dans Ouest France invitant qui le souhaite à participer à l’assemblée générale annuelle.</text:span></text:span></text:p>
              </text:list-item>
            </text:list>
          </table:table-cell>
        </table:table-row>
      </table:table>
      <text:p text:style-name="P30"/>
      <table:table table:name="Tableau5" table:style-name="Tableau5">
        <table:table-column table:style-name="Tableau5.A"/>
        <table:table-row table:style-name="Tableau5.1">
          <table:table-cell table:style-name="Tableau5.A1" office:value-type="string">
            <text:p text:style-name="P29"><text:span text:style-name="Aucun"><text:span text:style-name="T7">V. RESSOURCES DE L’ORGANISME</text:span></text:span></text:p>
          </table:table-cell>
        </table:table-row>
        <table:table-row table:style-name="Tableau5.2">
          <table:table-cell table:style-name="Tableau5.A1" office:value-type="string">
            <text:list xml:id="list3339948935" text:style-name="WWNum11">
              <text:list-item>
                <text:p text:style-name="P53"><text:span text:style-name="Aucun"><text:span text:style-name="T33">Dons (indiquer le montant) :</text:span></text:span><text:span text:style-name="Aucun"><text:span text:style-name="T34"> 50€ de dons sur l’exercice clos de l’année 2019</text:span></text:span></text:p>
              </text:list-item>
            </text:list>
            <text:p text:style-name="P20"><text:span text:style-name="Aucun"/></text:p>
            <text:p text:style-name="P12"><text:span text:style-name="Aucun"><text:span text:style-name="T3">- Autres (indiquer le montant par nature de ressource):</text:span></text:span></text:p>
            <text:list xml:id="list163712711021836" text:continue-list="list3339948935" text:style-name="WWNum12">
              <text:list-item>
                <text:p text:style-name="P69"><text:span text:style-name="Aucun"><text:span text:style-name="T8">Cotisations : </text:span></text:span><text:span text:style-name="Aucun"><text:span text:style-name="T10">7 adhérents x 20€ de cotisation = 140€ sur l’exercice clos de l’année 2019</text:span></text:span></text:p>
              </text:list-item>
            </text:list>
            <text:p text:style-name="P13"><text:span text:style-name="Aucun"><text:span text:style-name="T8">- Subventions :</text:span></text:span><text:span text:style-name="Aucun"><text:span text:style-name="T9"> </text:span></text:span><text:span text:style-name="Aucun"><text:span text:style-name="T10">Inexistantes </text:span></text:span></text:p>
            <text:p text:style-name="P13"><text:span text:style-name="Aucun"><text:span text:style-name="T8">- Ventes :</text:span></text:span><text:span text:style-name="Aucun"><text:span text:style-name="T9"> </text:span></text:span><text:span text:style-name="Aucun"><text:span text:style-name="T10">Inexistantes</text:span></text:span></text:p>
            <text:list xml:id="list163711488360643" text:continue-numbering="true" text:style-name="WWNum12">
              <text:list-item>
                <text:p text:style-name="P70"><text:span text:style-name="Aucun"><text:span text:style-name="T8">Prestations : </text:span></text:span><text:span text:style-name="Aucun"><text:span text:style-name="T9"><text:s/></text:span></text:span><text:span text:style-name="Aucun"><text:span text:style-name="T10">Prestations à titre gratuit ouvertes aux membres et aux tiers (ex : organisation de repas utilisant le SCI).</text:span></text:span></text:p>
              </text:list-item>
              <text:list-item>
                <text:p text:style-name="P69"><text:span text:style-name="Aucun"><text:span text:style-name="T8">Existence d’un secteur lucratif : <text:s/></text:span></text:span><text:span text:style-name="Aucun"><text:span text:style-name="T10">Non</text:span></text:span><text:span text:style-name="Aucun"><text:span text:style-name="T8"> <text:s text:c="4"/></text:span></text:span></text:p>
              </text:list-item>
            </text:list>
            <text:p text:style-name="P14"><text:span text:style-name="Aucun"><text:span text:style-name="T9"><text:s text:c="2"/></text:span></text:span></text:p>
            <text:p text:style-name="P13"><text:span text:style-name="Aucun"><text:span text:style-name="T6">Si oui, </text:span></text:span></text:p>
            <text:p text:style-name="P15"><text:span text:style-name="Aucun"><text:span text:style-name="T8">- préciser la nature de(s) (l’) activité(s) lucrative(s) :</text:span></text:span></text:p>
            <text:p text:style-name="P16"><text:span text:style-name="Aucun"><text:span text:style-name="T8">- la répartition et le pourcentage des ressources par catégorie (dons et autres) affectées au secteur lucratif et non lucratif :</text:span></text:span></text:p>
            <text:p text:style-name="P16"><text:span text:style-name="Aucun"><text:span text:style-name="T8">- la part respective des effectifs ou des moyens consacrés respectivement à l’activité lucrative et à l’activité non lucrative :</text:span></text:span></text:p>
            <text:p text:style-name="P17"><text:span text:style-name="Aucun"><text:span text:style-name="T8"><text:s text:c="9"/>- Y a-t-il une sectorisation entre le secteur lucratif et le secteur non lucratif ? </text:span></text:span></text:p>
            <text:p text:style-name="P18"><text:span text:style-name="Aucun"><text:span text:style-name="T23">Préciser les modalités pratiques de définition de cette distinction (comptabilité distincte, affectation des ressources et des charges entre les deux secteurs…) :</text:span></text:span></text:p>
            <text:p text:style-name="P19"><text:span text:style-name="Aucun"><text:span text:style-name="T35"> </text:span></text:span></text:p>
          </table:table-cell>
        </table:table-row>
      </table:table>
      <text:p text:style-name="P6"><text:span text:style-name="Aucun"/></text:p>
      <text:p text:style-name="P31"><text:span text:style-name="Aucun"/></text:p>
      <table:table table:name="Tableau6" table:style-name="Tableau6">
        <table:table-column table:style-name="Tableau6.A"/>
        <table:table-row table:style-name="Tableau6.1">
          <table:table-cell table:style-name="Tableau6.A1" office:value-type="string">
            <text:p text:style-name="P36"><text:span text:style-name="Aucun"><text:span text:style-name="T7">VI. OBSERVATIONS COMP</text:span></text:span><text:span text:style-name="Aucun"><text:span text:style-name="T4">Lé</text:span></text:span><text:span text:style-name="Aucun"><text:span text:style-name="T7">MENTAIRES</text:span></text:span></text:p>
          </table:table-cell>
        </table:table-row>
        <table:table-row table:style-name="Tableau6.2">
          <table:table-cell table:style-name="Tableau6.A2" office:value-type="string">
            <text:p text:style-name="P46"><text:span text:style-name="Aucun"><text:span text:style-name="T22">Observations que vous jugerez utiles à l’appréciation de la situation de l’organisme au regard des articles 200 et 238 bis du code général des impôts : </text:span></text:span></text:p>
            <text:p text:style-name="P46"><text:span text:style-name="Aucun"><text:span text:style-name="T25">L’association A3C Presqu’île, par son objet et ses activités, dispose d’un caractère philanthropique et environnemental. Ces caractères s’expliquent par la volonté de l’association de préserver le bien être de la personne, ainsi que l’économie énergétique réalisée </text:span></text:span><text:span text:style-name="Aucun"><text:span text:style-name="T30">(Cf développement en annexe).</text:span></text:span></text:p>
          </table:table-cell>
        </table:table-row>
      </table:table>
      <text:p text:style-name="P30"><text:span text:style-name="Aucun"/></text:p>
      <text:p text:style-name="P8"/>
      <text:p text:style-name="P9"/>
      <text:p text:style-name="P10"><text:span text:style-name="Aucun"><text:span text:style-name="T14"><text:tab/><text:tab/><text:tab/><text:tab/><text:tab/><text:tab/><text:tab/>A</text:span></text:span><text:span text:style-name="Aucun"><text:span text:style-name="T10">………………., le……………… <text:s text:c="2"/></text:span></text:span></text:p>
      <text:p text:style-name="P10"><text:span text:style-name="Aucun"><text:span text:style-name="T14"><text:tab/></text:span></text:span></text:p>
      <text:p text:style-name="P10"><text:span text:style-name="Aucun"><text:span text:style-name="T14"><text:tab/><text:tab/><text:tab/><text:tab/><text:tab/><text:tab/><text:tab/>Certifi</text:span></text:span><text:span text:style-name="Aucun"><text:span text:style-name="T10">é exact, conforme et sincère</text:span></text:span></text:p>
      <text:p text:style-name="P7"><text:span text:style-name="Aucun"/></text:p>
      <text:p text:style-name="P40"><text:span text:style-name="Aucun"><text:tab/><text:tab/><text:tab/><text:tab/><text:tab/><text:tab/><text:tab/>Signature et qualit</text:span><text:span text:style-name="Aucun"><text:span text:style-name="T1">é du signatair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W1)" svg:font-family="'Arial (W1)'"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W1)1" svg:font-family="'Arial (W1)'" style:font-family-generic="system"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fr" fo:country="FR" fo:font-style="normal" style:text-underline-style="none" fo:font-weight="normal" style:letter-kerning="tru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default-outline-level="" style:class="text">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fr" fo:country="FR"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fals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style style:name="Header" style:family="paragraph" style:default-outline-level="" style:class="extra">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Footer" style:family="paragraph" style:default-outline-level="" style:class="extra">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8.001cm" style:type="center"/>
          <style:tab-stop style:position="16.002cm" style:type="right"/>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fr" fo:country="FR" fo:font-style="normal" style:text-underline-style="none" fo:font-weight="normal" style:letter-kerning="true" fo:background-color="transparent"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false" fo:hyphenation-remain-char-count="2" fo:hyphenation-push-char-count="2"/>
    </style:style>
    <style:style style:name="Titre_20_1.Chapitre.TITRE" style:display-name="Titre 1.Chapitre.TITRE" style:family="paragraph" style:default-outline-level="">
      <loext:graphic-properties draw:fill="none" draw:fill-color="#ffffff"/>
      <style:paragraph-properties fo:margin-left="0cm" fo:margin-right="0cm" fo:margin-top="0cm" fo:margin-bottom="0.423cm" loext: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lways"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fr" fo:country="FR" fo:font-style="normal" style:text-underline-style="none" fo:font-weight="normal" style:letter-kerning="tru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false" fo:hyphenation-remain-char-count="2" fo:hyphenation-push-char-count="2"/>
    </style:style>
    <style:style style:name="annotation_20_text" style:display-name="annotation text" style:family="paragraph" style:default-outline-level="">
      <loext:graphic-properties draw:fill="none" draw:fill-color="#ffffff"/>
      <style:paragraph-properties fo:margin-left="0cm" fo:margin-right="0cm" fo:margin-top="0cm" fo:margin-bottom="0.212cm" loext:contextual-spacing="false" fo:line-height="100%" fo:text-align="justify" style:justify-single-word="false" fo:keep-together="auto" fo:orphans="2" fo:widows="2" fo:hyphenation-ladder-count="no-limit" fo:text-indent="1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Arial" fo:font-family="Arial" style:font-family-generic="roman" style:font-pitch="variable" fo:font-size="10pt" fo:letter-spacing="normal" fo:language="fr" fo:country="FR" fo:font-style="normal" style:text-underline-style="none" fo:font-weight="normal" style:letter-kerning="true"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font-style-complex="normal" style:font-weight-complex="normal" fo:hyphenate="false" fo:hyphenation-remain-char-count="2" fo:hyphenation-push-char-count="2"/>
    </style:style>
    <style:style style:name="paragraphe_20_numéroté" style:display-name="paragraphe numéroté" style:family="paragraph" style:default-outline-level="">
      <loext:graphic-properties draw:fill="none" draw:fill-color="#ffffff"/>
      <style:paragraph-properties fo:margin-left="0cm" fo:margin-right="0cm" fo:margin-top="0cm" fo:margin-bottom="0.212cm" loext:contextual-spacing="false" fo:line-height="100%" fo:text-align="justify"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9pt" fo:letter-spacing="normal" fo:language="fr" fo:country="FR" fo:font-style="normal" style:text-underline-style="none" fo:font-weight="normal" style:letter-kerning="true" fo:background-color="transparent" style:font-name-asian="Arial Unicode MS" style:font-family-asian="'Arial Unicode MS'" style:font-family-generic-asian="system" style:font-pitch-asian="variable" style:font-size-asian="9pt" style:font-style-asian="normal" style:font-weight-asian="normal" style:font-name-complex="Arial Unicode MS" style:font-family-complex="'Arial Unicode MS'" style:font-family-generic-complex="system" style:font-pitch-complex="variable" style:font-size-complex="9pt" style:font-style-complex="normal" style:font-weight-complex="normal" fo:hyphenate="false" fo:hyphenation-remain-char-count="2" fo:hyphenation-push-char-count="2"/>
    </style:style>
    <style:style style:name="Par_20_défaut" style:display-name="Par défaut" style:family="paragraph" style:default-outline-level="">
      <loext:graphic-properties draw:fill="none" draw:fill-color="#ffffff"/>
      <style:paragraph-properties fo:margin-left="0cm" fo:margin-right="0cm" fo:margin-top="0.282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2pt" style:font-style-asian="normal" style:font-weight-asian="normal" style:font-name-complex="Helvetica Neue1" style:font-family-complex="'Helvetica Neue'" style:font-family-generic-complex="system" style:font-pitch-complex="variable" style:font-size-complex="12pt" style:font-style-complex="normal" style:font-weight-complex="normal" fo:hyphenate="true" fo:hyphenation-remain-char-count="2" fo:hyphenation-push-char-count="2"/>
    </style:style>
    <style:style style:name="Body_20_Text_20_2" style:display-name="Body Text 2" style:family="paragraph" style:default-outline-level="">
      <loext:graphic-properties draw:fill="none" draw:fill-color="#ffffff"/>
      <style:paragraph-properties fo:margin-left="0.75cm" fo:margin-right="0cm" fo:margin-top="0cm" fo:margin-bottom="0.071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fr" fo:country="FR" fo:font-style="normal" style:text-underline-style="none" fo:font-weight="normal" style:letter-kerning="tru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fals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Aucun" style:family="text"/>
    <style:style style:name="Hyperlink.0" style:family="text" style:parent-style-name="Internet_20_link">
      <style:text-properties fo:color="#0000ff" style:text-outline="false" style:text-underline-style="solid" style:text-underline-width="auto" style:text-underline-color="#0000ff"/>
    </style:style>
    <style:style style:name="ListLabel_20_1" style:display-name="ListLabel 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3" style:display-name="ListLabel 7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4" style:display-name="ListLabel 7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5" style:display-name="ListLabel 7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6" style:display-name="ListLabel 7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7" style:display-name="ListLabel 7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8" style:display-name="ListLabel 7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9" style:display-name="ListLabel 7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0" style:display-name="ListLabel 8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1" style:display-name="ListLabel 8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2" style:display-name="ListLabel 8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3" style:display-name="ListLabel 8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4" style:display-name="ListLabel 8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5" style:display-name="ListLabel 8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6" style:display-name="ListLabel 8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7" style:display-name="ListLabel 8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8" style:display-name="ListLabel 8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9" style:display-name="ListLabel 8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0" style:display-name="ListLabel 9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1" style:display-name="ListLabel 9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2" style:display-name="ListLabel 9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3" style:display-name="ListLabel 9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4" style:display-name="ListLabel 9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5" style:display-name="ListLabel 9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6" style:display-name="ListLabel 9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7" style:display-name="ListLabel 9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8" style:display-name="ListLabel 9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9" style:display-name="ListLabel 9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0" style:display-name="ListLabel 10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1" style:display-name="ListLabel 10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2" style:display-name="ListLabel 10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3" style:display-name="ListLabel 10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4" style:display-name="ListLabel 10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5" style:display-name="ListLabel 10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6" style:display-name="ListLabel 10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7" style:display-name="ListLabel 10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8" style:display-name="ListLabel 10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333cm" fo:margin-left="0.333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333cm" fo:margin-left="1.392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333cm" fo:margin-left="2.45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333cm" fo:margin-left="3.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333cm" fo:margin-left="4.567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333cm" fo:margin-left="5.625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333cm" fo:margin-left="6.683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333cm" fo:margin-left="7.742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333cm" fo:margin-left="8.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9cm" fo:text-indent="0.721cm" fo:margin-left="0.279cm"/>
        </style:list-level-properties>
      </text:list-level-style-bullet>
      <text:list-level-style-bullet text:level="2" text:style-name="ListLabel_20_11" style:num-suffix="-" text:bullet-char="-">
        <style:list-level-properties text:list-level-position-and-space-mode="label-alignment">
          <style:list-level-label-alignment text:label-followed-by="listtab" text:list-tab-stop-position="2.337cm" fo:text-indent="0.721cm" fo:margin-left="1.337cm"/>
        </style:list-level-properties>
      </text:list-level-style-bullet>
      <text:list-level-style-bullet text:level="3" text:style-name="ListLabel_20_12" style:num-suffix="-" text:bullet-char="-">
        <style:list-level-properties text:list-level-position-and-space-mode="label-alignment">
          <style:list-level-label-alignment text:label-followed-by="listtab" text:list-tab-stop-position="3.395cm" fo:text-indent="0.721cm" fo:margin-left="2.395cm"/>
        </style:list-level-properties>
      </text:list-level-style-bullet>
      <text:list-level-style-bullet text:level="4" text:style-name="ListLabel_20_13" style:num-suffix="-" text:bullet-char="-">
        <style:list-level-properties text:list-level-position-and-space-mode="label-alignment">
          <style:list-level-label-alignment text:label-followed-by="listtab" text:list-tab-stop-position="4.454cm" fo:text-indent="0.721cm" fo:margin-left="3.454cm"/>
        </style:list-level-properties>
      </text:list-level-style-bullet>
      <text:list-level-style-bullet text:level="5" text:style-name="ListLabel_20_14" style:num-suffix="-" text:bullet-char="-">
        <style:list-level-properties text:list-level-position-and-space-mode="label-alignment">
          <style:list-level-label-alignment text:label-followed-by="listtab" text:list-tab-stop-position="5.512cm" fo:text-indent="0.721cm" fo:margin-left="4.512cm"/>
        </style:list-level-properties>
      </text:list-level-style-bullet>
      <text:list-level-style-bullet text:level="6" text:style-name="ListLabel_20_15" style:num-suffix="-" text:bullet-char="-">
        <style:list-level-properties text:list-level-position-and-space-mode="label-alignment">
          <style:list-level-label-alignment text:label-followed-by="listtab" text:list-tab-stop-position="6.57cm" fo:text-indent="0.721cm" fo:margin-left="5.57cm"/>
        </style:list-level-properties>
      </text:list-level-style-bullet>
      <text:list-level-style-bullet text:level="7" text:style-name="ListLabel_20_16" style:num-suffix="-" text:bullet-char="-">
        <style:list-level-properties text:list-level-position-and-space-mode="label-alignment">
          <style:list-level-label-alignment text:label-followed-by="listtab" text:list-tab-stop-position="7.629cm" fo:text-indent="0.721cm" fo:margin-left="6.629cm"/>
        </style:list-level-properties>
      </text:list-level-style-bullet>
      <text:list-level-style-bullet text:level="8" text:style-name="ListLabel_20_17" style:num-suffix="-" text:bullet-char="-">
        <style:list-level-properties text:list-level-position-and-space-mode="label-alignment">
          <style:list-level-label-alignment text:label-followed-by="listtab" text:list-tab-stop-position="8.687cm" fo:text-indent="0.721cm" fo:margin-left="7.687cm"/>
        </style:list-level-properties>
      </text:list-level-style-bullet>
      <text:list-level-style-bullet text:level="9" text:style-name="ListLabel_20_18" style:num-suffix="-" text:bullet-char="-">
        <style:list-level-properties text:list-level-position-and-space-mode="label-alignment">
          <style:list-level-label-alignment text:label-followed-by="listtab" text:list-tab-stop-position="9.745cm" fo:text-indent="0.721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9cm" fo:text-indent="0.721cm" fo:margin-left="0.279cm"/>
        </style:list-level-properties>
      </text:list-level-style-bullet>
      <text:list-level-style-bullet text:level="2" text:style-name="ListLabel_20_20" style:num-suffix="-" text:bullet-char="-">
        <style:list-level-properties text:list-level-position-and-space-mode="label-alignment">
          <style:list-level-label-alignment text:label-followed-by="listtab" text:list-tab-stop-position="2.337cm" fo:text-indent="0.721cm" fo:margin-left="1.337cm"/>
        </style:list-level-properties>
      </text:list-level-style-bullet>
      <text:list-level-style-bullet text:level="3" text:style-name="ListLabel_20_21" style:num-suffix="-" text:bullet-char="-">
        <style:list-level-properties text:list-level-position-and-space-mode="label-alignment">
          <style:list-level-label-alignment text:label-followed-by="listtab" text:list-tab-stop-position="3.395cm" fo:text-indent="0.721cm" fo:margin-left="2.395cm"/>
        </style:list-level-properties>
      </text:list-level-style-bullet>
      <text:list-level-style-bullet text:level="4" text:style-name="ListLabel_20_22" style:num-suffix="-" text:bullet-char="-">
        <style:list-level-properties text:list-level-position-and-space-mode="label-alignment">
          <style:list-level-label-alignment text:label-followed-by="listtab" text:list-tab-stop-position="4.454cm" fo:text-indent="0.721cm" fo:margin-left="3.454cm"/>
        </style:list-level-properties>
      </text:list-level-style-bullet>
      <text:list-level-style-bullet text:level="5" text:style-name="ListLabel_20_23" style:num-suffix="-" text:bullet-char="-">
        <style:list-level-properties text:list-level-position-and-space-mode="label-alignment">
          <style:list-level-label-alignment text:label-followed-by="listtab" text:list-tab-stop-position="5.512cm" fo:text-indent="0.721cm" fo:margin-left="4.512cm"/>
        </style:list-level-properties>
      </text:list-level-style-bullet>
      <text:list-level-style-bullet text:level="6" text:style-name="ListLabel_20_24" style:num-suffix="-" text:bullet-char="-">
        <style:list-level-properties text:list-level-position-and-space-mode="label-alignment">
          <style:list-level-label-alignment text:label-followed-by="listtab" text:list-tab-stop-position="6.57cm" fo:text-indent="0.721cm" fo:margin-left="5.57cm"/>
        </style:list-level-properties>
      </text:list-level-style-bullet>
      <text:list-level-style-bullet text:level="7" text:style-name="ListLabel_20_25" style:num-suffix="-" text:bullet-char="-">
        <style:list-level-properties text:list-level-position-and-space-mode="label-alignment">
          <style:list-level-label-alignment text:label-followed-by="listtab" text:list-tab-stop-position="7.629cm" fo:text-indent="0.721cm" fo:margin-left="6.629cm"/>
        </style:list-level-properties>
      </text:list-level-style-bullet>
      <text:list-level-style-bullet text:level="8" text:style-name="ListLabel_20_26" style:num-suffix="-" text:bullet-char="-">
        <style:list-level-properties text:list-level-position-and-space-mode="label-alignment">
          <style:list-level-label-alignment text:label-followed-by="listtab" text:list-tab-stop-position="8.687cm" fo:text-indent="0.721cm" fo:margin-left="7.687cm"/>
        </style:list-level-properties>
      </text:list-level-style-bullet>
      <text:list-level-style-bullet text:level="9" text:style-name="ListLabel_20_27" style:num-suffix="-" text:bullet-char="-">
        <style:list-level-properties text:list-level-position-and-space-mode="label-alignment">
          <style:list-level-label-alignment text:label-followed-by="listtab" text:list-tab-stop-position="9.745cm" fo:text-indent="0.721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9cm" fo:text-indent="0.721cm" fo:margin-left="0.279cm"/>
        </style:list-level-properties>
      </text:list-level-style-bullet>
      <text:list-level-style-bullet text:level="2" text:style-name="ListLabel_20_29" style:num-suffix="-" text:bullet-char="-">
        <style:list-level-properties text:list-level-position-and-space-mode="label-alignment">
          <style:list-level-label-alignment text:label-followed-by="listtab" text:list-tab-stop-position="2.337cm" fo:text-indent="0.721cm" fo:margin-left="1.337cm"/>
        </style:list-level-properties>
      </text:list-level-style-bullet>
      <text:list-level-style-bullet text:level="3" text:style-name="ListLabel_20_30" style:num-suffix="-" text:bullet-char="-">
        <style:list-level-properties text:list-level-position-and-space-mode="label-alignment">
          <style:list-level-label-alignment text:label-followed-by="listtab" text:list-tab-stop-position="3.395cm" fo:text-indent="0.721cm" fo:margin-left="2.395cm"/>
        </style:list-level-properties>
      </text:list-level-style-bullet>
      <text:list-level-style-bullet text:level="4" text:style-name="ListLabel_20_31" style:num-suffix="-" text:bullet-char="-">
        <style:list-level-properties text:list-level-position-and-space-mode="label-alignment">
          <style:list-level-label-alignment text:label-followed-by="listtab" text:list-tab-stop-position="4.454cm" fo:text-indent="0.721cm" fo:margin-left="3.454cm"/>
        </style:list-level-properties>
      </text:list-level-style-bullet>
      <text:list-level-style-bullet text:level="5" text:style-name="ListLabel_20_32" style:num-suffix="-" text:bullet-char="-">
        <style:list-level-properties text:list-level-position-and-space-mode="label-alignment">
          <style:list-level-label-alignment text:label-followed-by="listtab" text:list-tab-stop-position="5.512cm" fo:text-indent="0.721cm" fo:margin-left="4.512cm"/>
        </style:list-level-properties>
      </text:list-level-style-bullet>
      <text:list-level-style-bullet text:level="6" text:style-name="ListLabel_20_33" style:num-suffix="-" text:bullet-char="-">
        <style:list-level-properties text:list-level-position-and-space-mode="label-alignment">
          <style:list-level-label-alignment text:label-followed-by="listtab" text:list-tab-stop-position="6.57cm" fo:text-indent="0.721cm" fo:margin-left="5.57cm"/>
        </style:list-level-properties>
      </text:list-level-style-bullet>
      <text:list-level-style-bullet text:level="7" text:style-name="ListLabel_20_34" style:num-suffix="-" text:bullet-char="-">
        <style:list-level-properties text:list-level-position-and-space-mode="label-alignment">
          <style:list-level-label-alignment text:label-followed-by="listtab" text:list-tab-stop-position="7.629cm" fo:text-indent="0.721cm" fo:margin-left="6.629cm"/>
        </style:list-level-properties>
      </text:list-level-style-bullet>
      <text:list-level-style-bullet text:level="8" text:style-name="ListLabel_20_35" style:num-suffix="-" text:bullet-char="-">
        <style:list-level-properties text:list-level-position-and-space-mode="label-alignment">
          <style:list-level-label-alignment text:label-followed-by="listtab" text:list-tab-stop-position="8.687cm" fo:text-indent="0.721cm" fo:margin-left="7.687cm"/>
        </style:list-level-properties>
      </text:list-level-style-bullet>
      <text:list-level-style-bullet text:level="9" text:style-name="ListLabel_20_36" style:num-suffix="-" text:bullet-char="-">
        <style:list-level-properties text:list-level-position-and-space-mode="label-alignment">
          <style:list-level-label-alignment text:label-followed-by="listtab" text:list-tab-stop-position="9.745cm" fo:text-indent="0.721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79cm" fo:margin-left="0.279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79cm" fo:margin-left="1.337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79cm" fo:margin-left="2.395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79cm" fo:margin-left="3.454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79cm" fo:margin-left="4.512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79cm" fo:margin-left="5.57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79cm" fo:margin-left="6.62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79cm" fo:margin-left="7.687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79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79cm" fo:margin-left="0.279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79cm" fo:margin-left="1.337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79cm" fo:margin-left="2.395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79cm" fo:margin-left="3.454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79cm" fo:margin-left="4.512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79cm" fo:margin-left="5.57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79cm" fo:margin-left="6.62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79cm" fo:margin-left="7.687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79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79cm" fo:margin-left="0.279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79cm" fo:margin-left="1.337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79cm" fo:margin-left="2.395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79cm" fo:margin-left="3.454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79cm" fo:margin-left="4.512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79cm" fo:margin-left="5.57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79cm" fo:margin-left="6.62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79cm" fo:margin-left="7.687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79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79cm" fo:margin-left="0.279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79cm" fo:margin-left="1.337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79cm" fo:margin-left="2.395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79cm" fo:margin-left="3.454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79cm" fo:margin-left="4.512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79cm" fo:margin-left="5.57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79cm" fo:margin-left="6.62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79cm" fo:margin-left="7.687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79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79cm" fo:margin-left="0.279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79cm" fo:margin-left="1.337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79cm" fo:margin-left="2.395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79cm" fo:margin-left="3.454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79cm" fo:margin-left="4.512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79cm" fo:margin-left="5.57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79cm" fo:margin-left="6.62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79cm" fo:margin-left="7.687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79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cm" fo:margin-left="0.25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cm" fo:margin-left="1.309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cm" fo:margin-left="2.367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cm" fo:margin-left="3.425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cm" fo:margin-left="4.484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cm" fo:margin-left="5.54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cm" fo:margin-left="6.6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cm" fo:margin-left="7.659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cm" fo:margin-left="8.71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79cm" fo:margin-left="0.279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79cm" fo:margin-left="1.337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79cm" fo:margin-left="2.395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79cm" fo:margin-left="3.454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79cm" fo:margin-left="4.512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79cm" fo:margin-left="5.57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79cm" fo:margin-left="6.62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79cm" fo:margin-left="7.687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79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79cm" fo:margin-left="1.78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79cm" fo:margin-left="2.838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79cm" fo:margin-left="3.896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79cm" fo:margin-left="4.955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79cm" fo:margin-left="6.013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79cm" fo:margin-left="7.071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79cm" fo:margin-left="8.13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79cm" fo:margin-left="9.188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79cm" fo:margin-left="10.24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style>
    <style:style style:name="MP2" style:family="paragraph">
      <loext:graphic-properties draw:fill="solid" draw:fill-color="#ffffff"/>
      <style:paragraph-properties fo:text-align="center"/>
      <style:text-properties fo:font-size="18pt"/>
    </style:style>
    <style:style style:name="MP3" style:family="paragraph">
      <loext:graphic-properties draw:fill="solid" draw:fill-color="#ffffff" draw:opacity="0%"/>
      <style:paragraph-properties fo:text-align="center"/>
      <style:text-properties fo:font-size="18pt"/>
    </style:style>
    <style:style style:name="MP4" style:family="paragraph" style:parent-style-name="Footer">
      <style:paragraph-properties fo:margin-left="0cm" fo:margin-right="0.635cm" fo:text-indent="0cm" style:auto-text-indent="false">
        <style:tab-stops>
          <style:tab-stop style:position="8.001cm" style:type="center"/>
          <style:tab-stop style:position="15.953cm" style:type="right"/>
        </style:tab-stops>
      </style:paragraph-properties>
    </style:style>
    <style:style style:name="MT1" style:family="text"/>
    <style:style style:name="MT2" style:family="text">
      <style:text-properties fo:language="fr" fo:country="FR"/>
    </style:style>
    <style:style style:name="Mgr1" style:family="graphic">
      <style:graphic-properties draw:stroke="none" svg:stroke-width="0.035cm" draw:stroke-linejoin="miter" svg:stroke-linecap="butt" draw:fill="solid" draw:fill-color="#ffffff" draw:textarea-vertical-align="top" draw:auto-grow-height="false" fo:min-height="29.455cm" fo:min-width="20.491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parent-style-name="Frame">
      <style:graphic-properties draw:stroke="none" svg:stroke-width="0.035cm" draw:stroke-linejoin="miter" svg:stroke-linecap="butt" draw:fill="solid" draw:fill-color="#ffffff" draw:opacity="0%" draw:textarea-vertical-align="top" draw:auto-grow-height="false" fo:min-height="0.407cm" fo:min-width="0.17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1.27cm" fo:margin-bottom="1cm" fo:margin-left="1.7cm" fo:margin-right="1.7cm" style:writing-mode="lr-tb" style:layout-grid-color="#c0c0c0" style:layout-grid-lines="263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3cm" fo:margin-left="0cm" fo:margin-right="0cm" fo:margin-bottom="0.33cm" style:dynamic-spacing="true"/>
      </style:header-style>
      <style:footer-style>
        <style:header-footer-properties fo:min-height="0.7cm" fo:margin-left="0cm" fo:margin-right="0cm" fo:margin-top="0.6cm" style:dynamic-spacing="true"/>
      </style:footer-style>
    </style:page-layout>
  </office:automatic-styles>
  <office:master-styles>
    <style:master-page style:name="Standard" style:page-layout-name="Mpm1">
      <style:header>
        <text:p text:style-name="MP1"><draw:custom-shape text:anchor-type="paragraph" draw:z-index="4" draw:name="officeArt object" draw:style-name="Mgr1" draw:text-style-name="MP2" svg:width="20.991cm" svg:height="29.705cm" svg:x="0cm" svg:y="0cm"><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range-x-maximum="50000" draw:handle-position="?f2 0"/></draw:enhanced-geometry></draw:custom-shape><draw:custom-shape text:anchor-type="paragraph" draw:z-index="8" draw:name="officeArt object" draw:style-name="Mgr2" draw:text-style-name="MP3" svg:width="0.177cm" svg:height="0.406cm" svg:x="20.824cm" svg:y="28.063cm"><text:p text:style-name="Footer"><text:span text:style-name="Aucun"><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5</text:page-number><text:span text:style-name="MT2"><text:s/>sur </text:span><text:page-count>5</text:page-count></text:p>
      </style:footer>
    </style:master-page>
    <style:master-page style:name="First_20_Page" style:display-name="First Page" style:page-layout-name="Mpm1" style:next-style-name="Standard">
      <style:header>
        <text:p text:style-name="MP1"><draw:custom-shape text:anchor-type="paragraph" draw:z-index="0" draw:name="officeArt object" draw:style-name="Mgr1" draw:text-style-name="MP2" svg:width="20.991cm" svg:height="29.705cm" svg:x="0cm" svg:y="0cm"><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range-x-maximum="50000" draw:handle-position="?f2 0"/></draw:enhanced-geometry></draw:custom-shape></text:p>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7-24T16:37:10.692775089</dc:date>
    <meta:editing-duration>PT1H14M4S</meta:editing-duration>
    <meta:editing-cycles>4</meta:editing-cycles>
    <meta:print-date>2020-07-24T15:40:59.053629981</meta:print-date>
    <meta:document-statistic meta:table-count="6" meta:image-count="0" meta:object-count="0" meta:page-count="5" meta:paragraph-count="76" meta:word-count="1153" meta:character-count="7428" meta:non-whitespace-character-count="6305"/>
  </office:meta>
</office:document-meta>
</file>